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Free 3 of 9 Extended" svg:font-family="'Free 3 of 9 Extended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1" style:family="table">
      <style:table-properties style:width="170mm" table:align="left" style:writing-mode="lr-tb"/>
    </style:style>
    <style:style style:name="Tabela11.A" style:family="table-column">
      <style:table-column-properties style:column-width="170mm"/>
    </style:style>
    <style:style style:name="Tabela11.1" style:family="table-row">
      <style:table-row-properties fo:keep-together="auto"/>
    </style:style>
    <style:style style:name="Tabela11.A1" style:family="table-cell">
      <style:table-cell-properties fo:background-color="#b3b3b3" fo:padding="0.97mm" fo:border="0.05pt solid #000000">
        <style:background-image/>
      </style:table-cell-properties>
    </style:style>
    <style:style style:name="Tabela11.A2" style:family="table-cell">
      <style:table-cell-properties fo:padding="0.97mm" fo:border-left="0.05pt solid #000000" fo:border-right="0.05pt solid #000000" fo:border-top="none" fo:border-bottom="0.05pt solid #000000"/>
    </style:style>
    <style:style style:name="Tabela12" style:family="table">
      <style:table-properties style:width="170.04mm" fo:margin-left="0mm" fo:margin-right="-0.04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2.A" style:family="table-column">
      <style:table-column-properties style:column-width="30.16mm" style:rel-column-width="11624*"/>
    </style:style>
    <style:style style:name="Tabela12.B" style:family="table-column">
      <style:table-column-properties style:column-width="54.86mm" style:rel-column-width="21142*"/>
    </style:style>
    <style:style style:name="Tabela12.C" style:family="table-column">
      <style:table-column-properties style:column-width="17.16mm" style:rel-column-width="6614*"/>
    </style:style>
    <style:style style:name="Tabela12.D" style:family="table-column">
      <style:table-column-properties style:column-width="67.86mm" style:rel-column-width="26155*"/>
    </style:style>
    <style:style style:name="Tabela12.1" style:family="table-row">
      <style:table-row-properties fo:background-color="transparent" fo:keep-together="auto">
        <style:background-image/>
      </style:table-row-properties>
    </style:style>
    <style:style style:name="Tabela12.A1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ela12.B1" style:family="table-cell">
      <style:table-cell-properties fo:padding="0.97mm" fo:border="0.05pt solid #000000"/>
    </style:style>
    <style:style style:name="Tabela12.D1" style:family="table-cell">
      <style:table-cell-properties fo:padding="0.97mm" fo:border="0.05pt solid #000000"/>
    </style:style>
    <style:style style:name="Tabela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ela12.D2" style:family="table-cell">
      <style:table-cell-properties fo:padding="0.97mm" fo:border-left="0.05pt solid #000000" fo:border-right="0.05pt solid #000000" fo:border-top="none" fo:border-bottom="0.05pt solid #000000"/>
    </style:style>
    <style:style style:name="Tabela12.B3" style:family="table-cell">
      <style:table-cell-properties fo:padding="0.97mm" fo:border-left="0.05pt solid #000000" fo:border-right="0.05pt solid #000000" fo:border-top="none" fo:border-bottom="0.05pt solid #000000"/>
    </style:style>
    <style:style style:name="Tabela12.D3" style:family="table-cell">
      <style:table-cell-properties fo:padding="0.97mm" fo:border="none"/>
    </style:style>
    <style:style style:name="Tabela13" style:family="table">
      <style:table-properties style:width="170mm" table:align="left" style:writing-mode="lr-tb"/>
    </style:style>
    <style:style style:name="Tabela13.A" style:family="table-column">
      <style:table-column-properties style:column-width="170mm"/>
    </style:style>
    <style:style style:name="Tabela13.1" style:family="table-row">
      <style:table-row-properties fo:keep-together="auto"/>
    </style:style>
    <style:style style:name="Tabela13.A1" style:family="table-cell">
      <style:table-cell-properties fo:padding="0.97mm" fo:border="0.05pt solid #000000"/>
    </style:style>
    <style:style style:name="Tabela14" style:family="table">
      <style:table-properties style:width="170m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4.A" style:family="table-column">
      <style:table-column-properties style:column-width="49.05mm"/>
    </style:style>
    <style:style style:name="Tabela14.B" style:family="table-column">
      <style:table-column-properties style:column-width="120.95mm"/>
    </style:style>
    <style:style style:name="Tabela14.1" style:family="table-row">
      <style:table-row-properties fo:background-color="transparent" fo:keep-together="auto">
        <style:background-image/>
      </style:table-row-properties>
    </style:style>
    <style:style style:name="Tabela14.A1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ela14.B1" style:family="table-cell">
      <style:table-cell-properties fo:padding="0.97mm" fo:border="0.05pt solid #000000"/>
    </style:style>
    <style:style style:name="Tabela15" style:family="table">
      <style:table-properties style:width="170mm" table:align="left" style:writing-mode="lr-tb"/>
    </style:style>
    <style:style style:name="Tabela15.A" style:family="table-column">
      <style:table-column-properties style:column-width="170mm"/>
    </style:style>
    <style:style style:name="Tabela15.1" style:family="table-row">
      <style:table-row-properties fo:keep-together="auto"/>
    </style:style>
    <style:style style:name="Tabela15.A1" style:family="table-cell">
      <style:table-cell-properties fo:padding="0.97mm" fo:border="0.05pt solid #000000"/>
    </style:style>
    <style:style style:name="Table1" style:family="table">
      <style:table-properties style:width="170.04mm" fo:margin-left="0mm" table:align="left"/>
    </style:style>
    <style:style style:name="Table1.A" style:family="table-column">
      <style:table-column-properties style:column-width="26.28mm"/>
    </style:style>
    <style:style style:name="Table1.B" style:family="table-column">
      <style:table-column-properties style:column-width="36.92mm"/>
    </style:style>
    <style:style style:name="Table1.C" style:family="table-column">
      <style:table-column-properties style:column-width="50.22mm"/>
    </style:style>
    <style:style style:name="Table1.D" style:family="table-column">
      <style:table-column-properties style:column-width="56.62mm"/>
    </style:style>
    <style:style style:name="Table1.1" style:family="table-row">
      <style:table-row-properties style:min-row-height="4.22mm"/>
    </style:style>
    <style:style style:name="Table1.A1" style:family="table-cell">
      <style:table-cell-properties fo:padding="0.97mm" fo:border="none"/>
    </style:style>
    <style:style style:name="Table1.B1" style:family="table-cell">
      <style:table-cell-properties fo:padding="0.97mm" fo:border="0.05pt solid #000000"/>
    </style:style>
    <style:style style:name="Table1.D1" style:family="table-cell">
      <style:table-cell-properties fo:padding="0.97mm" fo:border-left="none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 CE" fo:font-size="8pt" fo:font-style="italic" style:font-name-asian="Arial CE" style:font-size-asian="8pt" style:font-style-asian="italic" style:font-name-complex="Arial CE" style:font-size-complex="8pt" style:font-style-complex="italic"/>
    </style:style>
    <style:style style:name="P3" style:family="paragraph" style:parent-style-name="Footnote">
      <style:text-properties style:font-name="Arial" fo:font-size="8pt" style:font-size-asian="8pt"/>
    </style:style>
    <style:style style:name="P4" style:family="paragraph" style:parent-style-name="Footnote">
      <style:paragraph-properties fo:text-align="start" style:justify-single-word="false" style:vertical-align="auto"/>
      <style:text-properties style:font-name="Arial" fo:font-size="8pt" fo:language="sl" fo:country="SI" style:font-size-asian="8pt" style:language-asian="zh" style:country-asian="CN"/>
    </style:style>
    <style:style style:name="P5" style:family="paragraph" style:parent-style-name="Defaul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Default">
      <style:text-properties fo:font-size="10pt" style:font-size-asian="10pt" style:font-size-complex="10pt"/>
    </style:style>
    <style:style style:name="P7" style:family="paragraph" style:parent-style-name="Default">
      <style:text-properties style:font-name="Arial CE" fo:font-size="10pt" fo:font-style="italic" fo:font-weight="bold" style:font-name-asian="Arial CE" style:font-size-asian="10pt" style:font-style-asian="italic" style:font-weight-asian="bold" style:font-name-complex="Arial CE" style:font-size-complex="10pt" style:font-style-complex="italic" style:font-weight-complex="bold"/>
    </style:style>
    <style:style style:name="P8" style:family="paragraph" style:parent-style-name="Default">
      <style:text-properties style:font-name="Arial CE" fo:font-size="10pt" style:font-name-asian="Arial CE" style:font-size-asian="10pt" style:font-name-complex="Arial CE" style:font-size-complex="10pt"/>
    </style:style>
    <style:style style:name="P9" style:family="paragraph" style:parent-style-name="Default">
      <style:text-properties fo:font-size="7pt" fo:font-weight="bold" style:font-name-asian="Times New Roman" style:font-size-asian="7pt" style:language-asian="sl" style:country-asian="SI" style:font-weight-asian="bold" style:font-name-complex="Times New Roman" style:font-size-complex="7pt" style:font-weight-complex="bold"/>
    </style:style>
    <style:style style:name="P10" style:family="paragraph" style:parent-style-name="Default">
      <style:paragraph-properties fo:margin-left="0mm" fo:margin-right="0mm" fo:text-align="start" style:justify-single-word="false" fo:text-indent="0mm" style:auto-text-indent="false" style:vertical-align="auto"/>
      <style:text-properties fo:font-size="10pt" fo:language="sl" fo:country="SI" fo:font-style="normal" fo:font-weight="bold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P11" style:family="paragraph" style:parent-style-name="Default">
      <style:paragraph-properties fo:margin-left="0mm" fo:margin-right="0mm" fo:text-align="start" style:justify-single-word="false" fo:text-indent="0mm" style:auto-text-indent="false" style:vertical-align="auto"/>
      <style:text-properties fo:font-size="10pt" fo:language="sl" fo:country="SI" style:font-size-asian="10pt" style:language-asian="zh" style:country-asian="CN" style:font-size-complex="10pt"/>
    </style:style>
    <style:style style:name="P12" style:family="paragraph" style:parent-style-name="Default">
      <style:paragraph-properties fo:margin-left="0mm" fo:margin-right="0mm" fo:text-align="start" style:justify-single-word="false" fo:text-indent="0mm" style:auto-text-indent="false" style:vertical-align="auto"/>
    </style:style>
    <style:style style:name="P13" style:family="paragraph" style:parent-style-name="Default">
      <style:paragraph-properties fo:margin-left="0mm" fo:margin-right="0mm" fo:text-align="start" style:justify-single-word="false" fo:text-indent="0mm" style:auto-text-indent="false" style:vertical-align="auto"/>
      <style:text-properties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P14" style:family="paragraph" style:parent-style-name="Default">
      <style:paragraph-properties fo:margin-left="0mm" fo:margin-right="0mm" fo:text-align="end" style:justify-single-word="false" fo:text-indent="0mm" style:auto-text-indent="false" style:vertical-align="auto"/>
      <style:text-properties fo:color="#000000"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P15" style:family="paragraph" style:parent-style-name="Table_20_Contents">
      <style:text-properties fo:color="#000000"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P16" style:family="paragraph" style:parent-style-name="Standard">
      <style:paragraph-properties fo:margin-left="0mm" fo:margin-right="3.05mm" fo:text-align="justify" style:justify-single-word="false" fo:text-indent="0mm" style:auto-text-indent="false">
        <style:tab-stops>
          <style:tab-stop style:position="11.61mm"/>
        </style:tab-stops>
      </style:paragraph-properties>
      <style:text-properties fo:color="#00008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paragraph-properties fo:margin-left="0mm" fo:margin-right="3.05mm" fo:text-align="justify" style:justify-single-word="false" fo:text-indent="0mm" style:auto-text-indent="false" fo:break-before="page">
        <style:tab-stops>
          <style:tab-stop style:position="11.61mm"/>
        </style:tab-stops>
      </style:paragraph-properties>
      <style:text-properties fo:color="#00008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Default">
      <style:paragraph-properties fo:margin-left="0mm" fo:margin-right="0mm" fo:text-align="end" style:justify-single-word="false" fo:text-indent="0mm" style:auto-text-indent="false" style:vertical-align="auto"/>
      <style:text-properties fo:font-size="10pt" fo:language="sl" fo:country="SI" fo:font-style="normal" fo:font-weight="bold" officeooo:paragraph-rsid="000dd7e6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P19" style:family="paragraph" style:parent-style-name="Default" style:master-page-name="Standard">
      <style:paragraph-properties fo:text-align="end" style:justify-single-word="false" style:page-number="auto"/>
    </style:style>
    <style:style style:name="P20" style:family="paragraph" style:parent-style-name="Heading_20_1">
      <style:text-properties fo:font-size="2pt" style:font-size-asian="2pt" style:font-size-complex="2pt"/>
    </style:style>
    <style:style style:name="T1" style:family="text">
      <style:text-properties style:font-name="Arial CE" fo:font-size="8pt" fo:font-style="italic" style:font-name-asian="Arial CE" style:font-size-asian="8pt" style:font-style-asian="italic" style:font-name-complex="Arial CE" style:font-size-complex="8pt" style:font-style-complex="italic"/>
    </style:style>
    <style:style style:name="T2" style:family="text">
      <style:text-properties style:font-name="Arial CE" fo:font-size="10pt" fo:font-weight="bold" style:font-name-asian="Arial CE" style:font-size-asian="10pt" style:font-weight-asian="bold" style:font-name-complex="Arial CE" style:font-size-complex="10pt" style:font-weight-complex="bold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sl" fo:country="SI" style:font-size-asian="10pt" style:language-asian="zh" style:country-asian="CN" style:font-size-complex="10pt"/>
    </style:style>
    <style:style style:name="T6" style:family="text">
      <style:text-properties fo:font-size="10pt" fo:language="sl" fo:country="SI" fo:font-style="normal" fo:font-weight="bold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T7" style:family="text">
      <style:text-properties fo:font-size="10pt" fo:language="sl" fo:country="SI" fo:font-style="normal" fo:font-weight="bold" officeooo:rsid="000dd7e6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language="sl" fo:country="SI" fo:font-style="normal" fo:font-weight="bold" style:language-asian="zh" style:country-asian="CN" style:font-style-asian="normal" style:font-weight-asian="bold" style:font-style-complex="normal" style:font-weight-complex="bold"/>
    </style:style>
    <style:style style:name="T10" style:family="text">
      <style:text-properties style:font-name="Arial Narrow" fo:font-weight="bold" style:font-weight-asian="bold"/>
    </style:style>
    <style:style style:name="T11" style:family="text">
      <style:text-properties fo:color="#000000" style:font-name="Arial CE" fo:font-size="10pt" fo:language="sl" fo:country="SI" style:font-name-asian="Arial CE" style:font-size-asian="10pt" style:language-asian="zh" style:country-asian="CN" style:font-name-complex="Arial CE" style:font-size-complex="10pt"/>
    </style:style>
    <style:style style:name="T12" style:family="text">
      <style:text-properties fo:color="#000000"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T13" style:family="text">
      <style:text-properties fo:language="sl" fo:country="SI" fo:font-style="normal" fo:font-weight="bold" style:language-asian="zh" style:country-asian="CN" style:font-style-asian="normal" style:font-weight-asian="bold" style:font-style-complex="normal" style:font-weight-complex="bold"/>
    </style:style>
    <style:style style:name="T14" style:family="text">
      <style:text-properties officeooo:rsid="000dd7e6"/>
    </style:style>
    <style:style style:name="T15" style:family="text">
      <style:text-properties style:font-name="Free 3 of 9 Extended" fo:font-size="10pt" fo:language="sl" fo:country="SI" fo:font-style="normal" fo:font-weight="bold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T16" style:family="text">
      <style:text-properties style:font-name="Free 3 of 9 Extended" fo:font-size="10pt" fo:language="sl" fo:country="SI" fo:font-style="normal" fo:font-weight="bold" officeooo:rsid="000dd7e6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T17" style:family="text">
      <style:text-properties style:font-name="Free 3 of 9 Extended" fo:font-size="12pt" fo:language="sl" fo:country="SI" fo:font-style="normal" fo:font-weight="bold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Free 3 of 9 Extended" fo:font-size="12pt" fo:language="sl" fo:country="SI" fo:font-style="normal" fo:font-weight="bold" officeooo:rsid="000dd7e6" style:font-size-asian="12pt" style:language-asian="zh" style:country-asian="CN" style:font-style-asian="normal" style:font-weight-asian="bold" style:font-size-complex="12pt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zahtevek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meOrganizacije" text:name="FORMTEXT Besedilo1"/>
        <text:user-field-decl office:value-type="string" office:string-value="naselje" text:name="FORMTEXT Besedilo2"/>
        <text:user-field-decl office:value-type="string" office:string-value="ulica" text:name="FORMTEXT Besedilo3"/>
        <text:user-field-decl office:value-type="string" office:string-value="hisnaStevilka" text:name="FORMTEXT Besedilo4"/>
        <text:user-field-decl office:value-type="string" office:string-value="postnaStevilka" text:name="FORMTEXT Besedilo5"/>
        <text:user-field-decl office:value-type="string" office:string-value="nazivPoste" text:name="FORMTEXT Besedilo6"/>
        <text:user-field-decl office:value-type="string" office:string-value="imeK" text:name="FORMTEXT Besedilo7"/>
        <text:user-field-decl office:value-type="string" office:string-value="funkcijaK" text:name="FORMTEXT Besedilo10"/>
        <text:user-field-decl office:value-type="string" office:string-value="telefonK" text:name="FORMTEXT Besedilo11"/>
        <text:user-field-decl office:value-type="string" office:string-value="eNaslovK" text:name="FORMTEXT Besedilo9"/>
        <text:user-field-decl office:value-type="string" office:string-value="imeP" text:name="FORMTEXT Besedilo12"/>
        <text:user-field-decl office:value-type="string" office:string-value="priimekP" text:name="FORMTEXT Besedilo13"/>
        <text:user-field-decl office:value-type="string" office:string-value="funkcijaP" text:name="FORMTEXT Besedilo15"/>
        <text:user-field-decl office:value-type="string" office:string-value="eNaslovP" text:name="FORMTEXT Besedilo14"/>
        <text:user-field-decl office:value-type="string" office:string-value="VAR" text:name="FORMTEXT Besedilo42"/>
        <text:user-field-decl office:value-type="string" office:string-value="ime" text:name="FORMTEXT Besedilo18"/>
        <text:user-field-decl office:value-type="string" office:string-value="priimek" text:name="FORMTEXT Besedilo19"/>
        <text:user-field-decl office:value-type="string" office:string-value="&#10;E" text:name="FORMTEXT Besedilo29"/>
        <text:user-field-decl office:value-type="string" office:string-value="ime" text:name="FORMTEXT Besedilo30"/>
        <text:user-field-decl office:value-type="string" office:string-value="priimek" text:name="FORMTEXT Besedilo31"/>
        <text:user-field-decl office:value-type="string" office:string-value="davcna" text:name="FORMTEXT Besedilo32"/>
        <text:user-field-decl office:value-type="string" office:string-value="emso" text:name="FORMTEXT Besedilo33"/>
        <text:user-field-decl office:value-type="string" office:string-value="eNaslov" text:name="FORMTEXT Besedilo34"/>
        <text:user-field-decl office:value-type="string" office:string-value="potrdilo" text:name="FORMTEXT Besedilo35"/>
        <text:user-field-decl office:value-type="string" office:string-value="     " text:name="FORMTEXT Besedilo36"/>
        <text:user-field-decl office:value-type="string" office:string-value="gesloZaPreklic" text:name="FORMTEXT Besedilo37"/>
        <text:user-field-decl office:value-type="string" office:string-value="potNaPametnikKartici" text:name="FORMTEXT Besedilo39"/>
        <text:user-field-decl office:value-type="string" office:string-value="imaPametnoKartico" text:name="FORMTEXT Besedilo40"/>
        <text:user-field-decl office:value-type="string" office:string-value="imaCitalec" text:name="FORMTEXT Besedilo41"/>
      </text:user-field-decls>
      <text:p text:style-name="P19"><text:variable-get text:name="zahtevek"/><text:variable-get text:name="zahtevek"/><text:variable-get text:name="zahtevek"/><text:variable-get text:name="zahtevek"/><text:variable-get text:name="zahtevek"/><text:variable-get text:name="zahtevek"/><text:variable-get text:name="zahtevek"/><text:variable-set text:name="zahtevek" office:value-type="string"/><text:span text:style-name="T18">*</text:span><text:bookmark-start text:name="__DdeLink__5370_1191949864"/><text:span text:style-name="T17"><text:variable-set text:name="zahtevek" office:value-type="string">123</text:variable-set></text:span><text:bookmark-end text:name="__DdeLink__5370_1191949864"/><text:span text:style-name="T18">*</text:span></text:p>
      <text:p text:style-name="P18"><text:variable-set text:name="zahtevek" office:value-type="string">123</text:variable-set></text:p>
      <text:p text:style-name="Default"/>
      <text:h text:style-name="P20" text:outline-level="1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1"><text:span text:style-name="T2">Izpolni bodoči imetnik potrdila</text:span><text:span text:style-name="Footnote_20_Symbol"><text:span text:style-name="T10"><text:note text:id="ftn1" text:note-class="footnote"><text:note-citation>1</text:note-citation><text:note-body><text:p text:style-name="P4">V primeru zahtevka za več bodočih imetnikov hkrati je potrebno pripraviti in izpolniti ustrezno število te strani.</text:p></text:note-body></text:note></text:span></text:span></text:p>
          </table:table-cell>
        </table:table-row>
        <table:table-row table:style-name="Tabela11.1">
          <table:table-cell table:style-name="Tabela11.A2" office:value-type="string">
            <text:p text:style-name="P7">Podatki o bodočem imetniku</text:p>
          </table:table-cell>
        </table:table-row>
      </table:table>
      <text:p text:style-name="P6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11">Ime: </text:p>
          </table:table-cell>
          <table:table-cell table:style-name="Tabela12.B1" office:value-type="string">
            <text:p text:style-name="P10"><text:bookmark-start text:name="__DdeLink__4804_1191949864"/><text:bookmark-start text:name="__DdeLink__18588_1091673197"/><text:bookmark-start text:name="__DdeLink__23640_1091673197"/><text:bookmark text:name="Besedilo30"/><text:variable-set text:name="zahtevek" office:value-type="string">Andrej0</text:variable-set><text:bookmark-end text:name="__DdeLink__4804_1191949864"/><text:bookmark-end text:name="__DdeLink__18588_1091673197"/><text:bookmark-end text:name="__DdeLink__23640_1091673197"/></text:p>
          </table:table-cell>
          <table:table-cell table:style-name="Tabela12.A1" office:value-type="string">
            <text:p text:style-name="P11">Priimek: </text:p>
          </table:table-cell>
          <table:table-cell table:style-name="Tabela12.D1" office:value-type="string">
            <text:p text:style-name="P10"><text:bookmark-start text:name="__DdeLink__569_699591415"/><text:bookmark text:name="Besedilo31"/><text:variable-set text:name="zahtevek" office:value-type="string">Koncilja</text:variable-set><text:bookmark-end text:name="__DdeLink__569_699591415"/></text:p>
          </table:table-cell>
        </table:table-row>
        <table:table-row table:style-name="Tabela12.1">
          <table:table-cell table:style-name="Tabela12.A1" office:value-type="string">
            <text:p text:style-name="P12"><text:span text:style-name="T11">Davčna številka</text:span><text:span text:style-name="Footnote_20_Symbol"><text:span text:style-name="T5"><text:note text:id="ftn2" text:note-class="footnote"><text:note-citation>2</text:note-citation><text:note-body><text:p text:style-name="P4">Podatek je potreben za opravljanje večine storitev na elektronski način v skladu z nameni uporabe potrdila, kot je določeno v Politiki SIGOV-CA, ni pa obvezen.</text:p></text:note-body></text:note></text:span></text:span><text:span text:style-name="T5">: </text:span></text:p>
          </table:table-cell>
          <table:table-cell table:style-name="Tabela12.B3" office:value-type="string">
            <text:p text:style-name="P10"><text:bookmark text:name="Besedilo32"/><text:variable-set text:name="zahtevek" office:value-type="string">21312132</text:variable-set></text:p>
          </table:table-cell>
          <table:table-cell table:style-name="Tabela12.A1" office:value-type="string">
            <text:p text:style-name="P12"><text:span text:style-name="T12">EMŠO</text:span><text:span text:style-name="Footnote_20_Symbol"><text:span text:style-name="T5"><text:note text:id="ftn3" text:note-class="footnote"><text:note-citation>3</text:note-citation><text:note-body><text:p text:style-name="P4">Podatek je potreben za opravljanje večine storitev na elektronski način v skladu z nameni uporabe potrdila, kot je določeno v Politiki SIGOV-CA, ni pa obvezen.</text:p></text:note-body></text:note></text:span></text:span><text:span text:style-name="T5">:</text:span></text:p>
          </table:table-cell>
          <table:table-cell table:style-name="Tabela12.D2" office:value-type="string">
            <text:p text:style-name="P10"><text:bookmark text:name="Besedilo33"/><text:variable-set text:name="zahtevek" office:value-type="string">1234567890123</text:variable-set></text:p>
          </table:table-cell>
        </table:table-row>
        <table:table-row table:style-name="Tabela12.1">
          <table:table-cell table:style-name="Tabela12.A1" office:value-type="string">
            <text:p text:style-name="P11">E-naslov:</text:p>
          </table:table-cell>
          <table:table-cell table:style-name="Tabela12.B3" office:value-type="string">
            <text:p text:style-name="P10"><text:bookmark text:name="Besedilo34"/><text:variable-set text:name="zahtevek" office:value-type="string">Naslov JEEE</text:variable-set></text:p>
          </table:table-cell>
          <table:table-cell table:style-name="Tabela12.A1" office:value-type="string">
            <text:p text:style-name="P11"/>
          </table:table-cell>
          <table:table-cell table:style-name="Tabela12.D3" office:value-type="string">
            <text:p text:style-name="P10"/>
          </table:table-cell>
        </table:table-row>
      </table:table>
      <text:p text:style-name="P6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5">Podatki o digitalnem potrdilu</text:p>
          </table:table-cell>
        </table:table-row>
      </table:table>
      <text:p text:style-name="P6"/>
      <text:p text:style-name="P6">Želim pridobiti potrdilo: <text:span text:style-name="T13"><text:variable-set text:name="zahtevek" office:value-type="string">Spletno</text:variable-set></text:span></text:p>
      <text:p text:style-name="Default"/>
      <text:p text:style-name="Default"/>
      <text:p text:style-name="Default"/>
      <text:p text:style-name="P6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12"><text:span text:style-name="T5">Geslo za preklic potrdila</text:span><text:span text:style-name="Footnote_20_Symbol"><text:span text:style-name="T3"><text:note text:id="ftn4" text:note-class="footnote"><text:note-citation>4</text:note-citation><text:note-body><text:p text:style-name="P3">Geslo za preklic potrdila je namenjeno preklicu po telefonu v skladu s Politiko SIGOV-CA. Dolgo je lahko do dvajset (20) alfanumeričnih znakov, sprememba gesla pa je možna le osebno pri SIGOV-CA ali z zašifriranim in digitalno podpisanim zahtevkom z veljavnim potrdilom.</text:p></text:note-body></text:note></text:span></text:span>:</text:p>
          </table:table-cell>
          <table:table-cell table:style-name="Tabela14.B1" office:value-type="string">
            <text:p text:style-name="P10"><text:bookmark text:name="Besedilo37"/><text:variable-set text:name="zahtevek" office:value-type="string">geslo123</text:variable-set></text:p>
          </table:table-cell>
        </table:table-row>
      </table:table>
      <text:p text:style-name="P6"/>
      <text:p text:style-name="Default"><text:span text:style-name="T4">Želim pridobiti digitalno potrdilo na pametni kartici</text:span><text:span text:style-name="T4"><text:note text:id="ftn5" text:note-class="footnote"><text:note-citation>5</text:note-citation><text:note-body><text:p text:style-name="P4">Evropska in slovenska zakonodaja določata, da potrdilo, prevzeto na varno sredstvo za elektronsko podpisovanje, omogoča izdelovanje elektronskega podpisa, ki je enakovreden lastnoročnemu podpisu. Spletna in posebna kvalificirana digitalna potrdila SIGOV-CA za zaposlene in splošne nazive se praviloma izdajo kot potrdila z obvezno uporabo pametnih kartic in so na podlagi odobrenega zahtevka prevzeta neposredno na imetnikovo pametno kartico. Izjemoma lahko bodoči imetnik zahteva drugače, če uporaba pametne kartice v njegovem okolju s tehničnega vidika ni mogoča.</text:p></text:note-body></text:note></text:span><text:span text:style-name="T4">: </text:span><text:bookmark text:name="Besedilo39"/><text:span text:style-name="T6"><text:variable-set text:name="zahtevek" office:value-type="string">DA</text:variable-set></text:span></text:p>
      <text:p text:style-name="P2"/>
      <text:p text:style-name="P2">Obrazložitev: Prevzem potrdila bo na varen način izveden v instituciji </text:p>
      <text:p text:style-name="P6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5">Podatki o opremi (izpolnite v primeru, če ste izbrali digitalno potrdilo na pametni kartici)</text:p>
          </table:table-cell>
        </table:table-row>
      </table:table>
      <text:p text:style-name="P6"/>
      <text:p text:style-name="P6">Imam pametno kartico:<text:span text:style-name="T8"> </text:span><text:bookmark text:name="Besedilo40"/><text:span text:style-name="T9"><text:variable-set text:name="zahtevek" office:value-type="string">NE</text:variable-set></text:span></text:p>
      <text:p text:style-name="P8">Imam čitalec (bodisi vgrajen v tipkovnico ali zunanji čitalec): <text:span text:style-name="T13"><text:variable-set text:name="zahtevek" office:value-type="string">DA</text:variable-set></text:span></text:p>
      <text:p text:style-name="Default"/>
      <text:p text:style-name="Standard"><text:span text:style-name="T1">S svojim podpisom soglašam, da se za izpolnitev tega zahtevka preverijo moji osebni podatki v Registru davčnih zavezancev, ter jamčim, da sem seznanjen(a) in da se strinjam z določili iz trenutno veljavne Politike SIGOV-CA. Strinjam se, da je v primeru objave nove politike</text:span><text:span text:style-name="Footnote_20_Symbol"><text:span text:style-name="T1"><text:note text:id="ftn6" text:note-class="footnote"><text:note-citation>6</text:note-citation><text:note-body><text:p text:style-name="P3">V primeru spremembe Politike SIGOV-CA se le-ta javno objavi osem (8) dni preden stopi v veljavo. Z dnem veljavnosti nove politike pa so vsa potrdila izdana po tej politiki.</text:p></text:note-body></text:note></text:span></text:span><text:span text:style-name="T1">, z dnem veljavnosti le-te, potrdilo iz tega zahtevka izdano po novi politiki. S svojim podpisom jamčim za resničnost navedenih podatkov ter pooblaščam SIGOV-CA, da moje osebne podatke iz tega zahtevka obdeluje za namene elektronskega poslovanja v skladu s Politiko SIGOV-CA ter zakonoma ZEPEP</text:span><text:span text:style-name="Footnote_20_Symbol"><text:span text:style-name="T1"><text:note text:id="ftn7" text:note-class="footnote"><text:note-citation>7</text:note-citation><text:note-body><text:p text:style-name="P3">Zakon o elektronskem poslovanju in elektronskem podpisu (Uradni list RS št. 57/2000, 25/2004 in 98/2004) </text:p></text:note-body></text:note></text:span></text:span><text:span text:style-name="T1"> in ZVOP</text:span><text:span text:style-name="Footnote_20_Symbol"><text:span text:style-name="T1"><text:note text:id="ftn8" text:note-class="footnote"><text:note-citation>8</text:note-citation><text:note-body><text:p text:style-name="P3">Zakon o varstvu osebnih podatkov (Uradni list RS št. 94/2007)</text:p></text:note-body></text:note></text:span></text:span><text:span text:style-name="T1">. Seznanjen(a) sem, da je oprema (pametna kartica, zunanji čitalec, če je bil dodeljen), ki jo bom prejel(a), last Vrhovnega sodišča Republike Slovenije. Z opremo bom ravnal(a) odgovorno in jo bom, po prenehanju uporabe digitalnega potrdila SIGOV-CA, za katerega sem podal(a) ta zahtevek, vrnil(a) na naslov Vrhovnega sodišča Republike Slovenije.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Kraj in datum:</text:p>
          </table:table-cell>
          <table:table-cell table:style-name="Table1.B1" office:value-type="string">
            <text:p text:style-name="P15"/>
          </table:table-cell>
          <table:table-cell table:style-name="Table1.A1" office:value-type="string">
            <text:p text:style-name="P14">Podpis bodočega imetnika:</text:p>
          </table:table-cell>
          <table:table-cell table:style-name="Table1.D1" office:value-type="string">
            <text:p text:style-name="P15"/>
          </table:table-cell>
        </table:table-row>
      </table:table>
      <text:p text:style-name="P16"><text:variable-set text:name="zahtevek" office:value-type="string"/></text:p>
      <text:p text:style-name="P17"><text:variable-set text:name="zahtevek" office:value-type="string"/><text:variable-set text:name="zahtevek" office:value-type="string"/><text:span text:style-name="T18">*</text:span><text:bookmark-start text:name="__DdeLink__5370_1191949864"/><text:span text:style-name="T17"><text:variable-set text:name="zahtevek" office:value-type="string">123</text:variable-set></text:span><text:bookmark-end text:name="__DdeLink__5370_1191949864"/><text:span text:style-name="T18">*</text:span></text:p>
      <text:p text:style-name="P18"><text:variable-set text:name="zahtevek" office:value-type="string">123</text:variable-set></text:p>
      <text:p text:style-name="Default"/>
      <text:h text:style-name="P20" text:outline-level="1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1"><text:span text:style-name="T2">Izpolni bodoči imetnik potrdila</text:span><text:span text:style-name="Footnote_20_Symbol"><text:span text:style-name="T10"><text:note text:id="ftn1" text:note-class="footnote"><text:note-citation>1</text:note-citation><text:note-body><text:p text:style-name="P4">V primeru zahtevka za več bodočih imetnikov hkrati je potrebno pripraviti in izpolniti ustrezno število te strani.</text:p></text:note-body></text:note></text:span></text:span></text:p>
          </table:table-cell>
        </table:table-row>
        <table:table-row table:style-name="Tabela11.1">
          <table:table-cell table:style-name="Tabela11.A2" office:value-type="string">
            <text:p text:style-name="P7">Podatki o bodočem imetniku</text:p>
          </table:table-cell>
        </table:table-row>
      </table:table>
      <text:p text:style-name="P6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11">Ime: </text:p>
          </table:table-cell>
          <table:table-cell table:style-name="Tabela12.B1" office:value-type="string">
            <text:p text:style-name="P10"><text:bookmark-start text:name="__DdeLink__4804_1191949864"/><text:bookmark-start text:name="__DdeLink__18588_1091673197"/><text:bookmark-start text:name="__DdeLink__23640_1091673197"/><text:bookmark text:name="Besedilo30"/><text:variable-set text:name="zahtevek" office:value-type="string">Andrej1</text:variable-set><text:bookmark-end text:name="__DdeLink__4804_1191949864"/><text:bookmark-end text:name="__DdeLink__18588_1091673197"/><text:bookmark-end text:name="__DdeLink__23640_1091673197"/></text:p>
          </table:table-cell>
          <table:table-cell table:style-name="Tabela12.A1" office:value-type="string">
            <text:p text:style-name="P11">Priimek: </text:p>
          </table:table-cell>
          <table:table-cell table:style-name="Tabela12.D1" office:value-type="string">
            <text:p text:style-name="P10"><text:bookmark-start text:name="__DdeLink__569_699591415"/><text:bookmark text:name="Besedilo31"/><text:variable-set text:name="zahtevek" office:value-type="string">Koncilja</text:variable-set><text:bookmark-end text:name="__DdeLink__569_699591415"/></text:p>
          </table:table-cell>
        </table:table-row>
        <table:table-row table:style-name="Tabela12.1">
          <table:table-cell table:style-name="Tabela12.A1" office:value-type="string">
            <text:p text:style-name="P12"><text:span text:style-name="T11">Davčna številka</text:span><text:span text:style-name="Footnote_20_Symbol"><text:span text:style-name="T5"><text:note text:id="ftn2" text:note-class="footnote"><text:note-citation>2</text:note-citation><text:note-body><text:p text:style-name="P4">Podatek je potreben za opravljanje večine storitev na elektronski način v skladu z nameni uporabe potrdila, kot je določeno v Politiki SIGOV-CA, ni pa obvezen.</text:p></text:note-body></text:note></text:span></text:span><text:span text:style-name="T5">: </text:span></text:p>
          </table:table-cell>
          <table:table-cell table:style-name="Tabela12.B3" office:value-type="string">
            <text:p text:style-name="P10"><text:bookmark text:name="Besedilo32"/><text:variable-set text:name="zahtevek" office:value-type="string">21312132</text:variable-set></text:p>
          </table:table-cell>
          <table:table-cell table:style-name="Tabela12.A1" office:value-type="string">
            <text:p text:style-name="P12"><text:span text:style-name="T12">EMŠO</text:span><text:span text:style-name="Footnote_20_Symbol"><text:span text:style-name="T5"><text:note text:id="ftn3" text:note-class="footnote"><text:note-citation>3</text:note-citation><text:note-body><text:p text:style-name="P4">Podatek je potreben za opravljanje večine storitev na elektronski način v skladu z nameni uporabe potrdila, kot je določeno v Politiki SIGOV-CA, ni pa obvezen.</text:p></text:note-body></text:note></text:span></text:span><text:span text:style-name="T5">:</text:span></text:p>
          </table:table-cell>
          <table:table-cell table:style-name="Tabela12.D2" office:value-type="string">
            <text:p text:style-name="P10"><text:bookmark text:name="Besedilo33"/><text:variable-set text:name="zahtevek" office:value-type="string">1234567890123</text:variable-set></text:p>
          </table:table-cell>
        </table:table-row>
        <table:table-row table:style-name="Tabela12.1">
          <table:table-cell table:style-name="Tabela12.A1" office:value-type="string">
            <text:p text:style-name="P11">E-naslov:</text:p>
          </table:table-cell>
          <table:table-cell table:style-name="Tabela12.B3" office:value-type="string">
            <text:p text:style-name="P10"><text:bookmark text:name="Besedilo34"/><text:variable-set text:name="zahtevek" office:value-type="string">Naslov JEEE</text:variable-set></text:p>
          </table:table-cell>
          <table:table-cell table:style-name="Tabela12.A1" office:value-type="string">
            <text:p text:style-name="P11"/>
          </table:table-cell>
          <table:table-cell table:style-name="Tabela12.D3" office:value-type="string">
            <text:p text:style-name="P10"/>
          </table:table-cell>
        </table:table-row>
      </table:table>
      <text:p text:style-name="P6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5">Podatki o digitalnem potrdilu</text:p>
          </table:table-cell>
        </table:table-row>
      </table:table>
      <text:p text:style-name="P6"/>
      <text:p text:style-name="P6">Želim pridobiti potrdilo: <text:span text:style-name="T13"><text:variable-set text:name="zahtevek" office:value-type="string">Spletno</text:variable-set></text:span></text:p>
      <text:p text:style-name="Default"/>
      <text:p text:style-name="Default"/>
      <text:p text:style-name="Default"/>
      <text:p text:style-name="P6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12"><text:span text:style-name="T5">Geslo za preklic potrdila</text:span><text:span text:style-name="Footnote_20_Symbol"><text:span text:style-name="T3"><text:note text:id="ftn4" text:note-class="footnote"><text:note-citation>4</text:note-citation><text:note-body><text:p text:style-name="P3">Geslo za preklic potrdila je namenjeno preklicu po telefonu v skladu s Politiko SIGOV-CA. Dolgo je lahko do dvajset (20) alfanumeričnih znakov, sprememba gesla pa je možna le osebno pri SIGOV-CA ali z zašifriranim in digitalno podpisanim zahtevkom z veljavnim potrdilom.</text:p></text:note-body></text:note></text:span></text:span>:</text:p>
          </table:table-cell>
          <table:table-cell table:style-name="Tabela14.B1" office:value-type="string">
            <text:p text:style-name="P10"><text:bookmark text:name="Besedilo37"/><text:variable-set text:name="zahtevek" office:value-type="string">geslo123</text:variable-set></text:p>
          </table:table-cell>
        </table:table-row>
      </table:table>
      <text:p text:style-name="P6"/>
      <text:p text:style-name="Default"><text:span text:style-name="T4">Želim pridobiti digitalno potrdilo na pametni kartici</text:span><text:span text:style-name="T4"><text:note text:id="ftn5" text:note-class="footnote"><text:note-citation>5</text:note-citation><text:note-body><text:p text:style-name="P4">Evropska in slovenska zakonodaja določata, da potrdilo, prevzeto na varno sredstvo za elektronsko podpisovanje, omogoča izdelovanje elektronskega podpisa, ki je enakovreden lastnoročnemu podpisu. Spletna in posebna kvalificirana digitalna potrdila SIGOV-CA za zaposlene in splošne nazive se praviloma izdajo kot potrdila z obvezno uporabo pametnih kartic in so na podlagi odobrenega zahtevka prevzeta neposredno na imetnikovo pametno kartico. Izjemoma lahko bodoči imetnik zahteva drugače, če uporaba pametne kartice v njegovem okolju s tehničnega vidika ni mogoča.</text:p></text:note-body></text:note></text:span><text:span text:style-name="T4">: </text:span><text:bookmark text:name="Besedilo39"/><text:span text:style-name="T6"><text:variable-set text:name="zahtevek" office:value-type="string">DA</text:variable-set></text:span></text:p>
      <text:p text:style-name="P2"/>
      <text:p text:style-name="P2">Obrazložitev: Prevzem potrdila bo na varen način izveden v instituciji </text:p>
      <text:p text:style-name="P6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5">Podatki o opremi (izpolnite v primeru, če ste izbrali digitalno potrdilo na pametni kartici)</text:p>
          </table:table-cell>
        </table:table-row>
      </table:table>
      <text:p text:style-name="P6"/>
      <text:p text:style-name="P6">Imam pametno kartico:<text:span text:style-name="T8"> </text:span><text:bookmark text:name="Besedilo40"/><text:span text:style-name="T9"><text:variable-set text:name="zahtevek" office:value-type="string">NE</text:variable-set></text:span></text:p>
      <text:p text:style-name="P8">Imam čitalec (bodisi vgrajen v tipkovnico ali zunanji čitalec): <text:span text:style-name="T13"><text:variable-set text:name="zahtevek" office:value-type="string">DA</text:variable-set></text:span></text:p>
      <text:p text:style-name="Default"/>
      <text:p text:style-name="Standard"><text:span text:style-name="T1">S svojim podpisom soglašam, da se za izpolnitev tega zahtevka preverijo moji osebni podatki v Registru davčnih zavezancev, ter jamčim, da sem seznanjen(a) in da se strinjam z določili iz trenutno veljavne Politike SIGOV-CA. Strinjam se, da je v primeru objave nove politike</text:span><text:span text:style-name="Footnote_20_Symbol"><text:span text:style-name="T1"><text:note text:id="ftn6" text:note-class="footnote"><text:note-citation>6</text:note-citation><text:note-body><text:p text:style-name="P3">V primeru spremembe Politike SIGOV-CA se le-ta javno objavi osem (8) dni preden stopi v veljavo. Z dnem veljavnosti nove politike pa so vsa potrdila izdana po tej politiki.</text:p></text:note-body></text:note></text:span></text:span><text:span text:style-name="T1">, z dnem veljavnosti le-te, potrdilo iz tega zahtevka izdano po novi politiki. S svojim podpisom jamčim za resničnost navedenih podatkov ter pooblaščam SIGOV-CA, da moje osebne podatke iz tega zahtevka obdeluje za namene elektronskega poslovanja v skladu s Politiko SIGOV-CA ter zakonoma ZEPEP</text:span><text:span text:style-name="Footnote_20_Symbol"><text:span text:style-name="T1"><text:note text:id="ftn7" text:note-class="footnote"><text:note-citation>7</text:note-citation><text:note-body><text:p text:style-name="P3">Zakon o elektronskem poslovanju in elektronskem podpisu (Uradni list RS št. 57/2000, 25/2004 in 98/2004) </text:p></text:note-body></text:note></text:span></text:span><text:span text:style-name="T1"> in ZVOP</text:span><text:span text:style-name="Footnote_20_Symbol"><text:span text:style-name="T1"><text:note text:id="ftn8" text:note-class="footnote"><text:note-citation>8</text:note-citation><text:note-body><text:p text:style-name="P3">Zakon o varstvu osebnih podatkov (Uradni list RS št. 94/2007)</text:p></text:note-body></text:note></text:span></text:span><text:span text:style-name="T1">. Seznanjen(a) sem, da je oprema (pametna kartica, zunanji čitalec, če je bil dodeljen), ki jo bom prejel(a), last Vrhovnega sodišča Republike Slovenije. Z opremo bom ravnal(a) odgovorno in jo bom, po prenehanju uporabe digitalnega potrdila SIGOV-CA, za katerega sem podal(a) ta zahtevek, vrnil(a) na naslov Vrhovnega sodišča Republike Slovenije.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Kraj in datum:</text:p>
          </table:table-cell>
          <table:table-cell table:style-name="Table1.B1" office:value-type="string">
            <text:p text:style-name="P15"/>
          </table:table-cell>
          <table:table-cell table:style-name="Table1.A1" office:value-type="string">
            <text:p text:style-name="P14">Podpis bodočega imetnika:</text:p>
          </table:table-cell>
          <table:table-cell table:style-name="Table1.D1" office:value-type="string">
            <text:p text:style-name="P15"/>
          </table:table-cell>
        </table:table-row>
      </table:table>
      <text:p text:style-name="P16"><text:variable-set text:name="zahtevek" office:value-type="string"/></text:p>
      <text:p text:style-name="P17"><text:variable-set text:name="zahtevek" office:value-type="string"/><text:variable-set text:name="zahtevek" office:value-type="string"/><text:span text:style-name="T18">*</text:span><text:bookmark-start text:name="__DdeLink__5370_1191949864"/><text:span text:style-name="T17"><text:variable-set text:name="zahtevek" office:value-type="string">123</text:variable-set></text:span><text:bookmark-end text:name="__DdeLink__5370_1191949864"/><text:span text:style-name="T18">*</text:span></text:p>
      <text:p text:style-name="P18"><text:variable-set text:name="zahtevek" office:value-type="string">123</text:variable-set></text:p>
      <text:p text:style-name="Default"/>
      <text:h text:style-name="P20" text:outline-level="1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1"><text:span text:style-name="T2">Izpolni bodoči imetnik potrdila</text:span><text:span text:style-name="Footnote_20_Symbol"><text:span text:style-name="T10"><text:note text:id="ftn1" text:note-class="footnote"><text:note-citation>1</text:note-citation><text:note-body><text:p text:style-name="P4">V primeru zahtevka za več bodočih imetnikov hkrati je potrebno pripraviti in izpolniti ustrezno število te strani.</text:p></text:note-body></text:note></text:span></text:span></text:p>
          </table:table-cell>
        </table:table-row>
        <table:table-row table:style-name="Tabela11.1">
          <table:table-cell table:style-name="Tabela11.A2" office:value-type="string">
            <text:p text:style-name="P7">Podatki o bodočem imetniku</text:p>
          </table:table-cell>
        </table:table-row>
      </table:table>
      <text:p text:style-name="P6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11">Ime: </text:p>
          </table:table-cell>
          <table:table-cell table:style-name="Tabela12.B1" office:value-type="string">
            <text:p text:style-name="P10"><text:bookmark-start text:name="__DdeLink__4804_1191949864"/><text:bookmark-start text:name="__DdeLink__18588_1091673197"/><text:bookmark-start text:name="__DdeLink__23640_1091673197"/><text:bookmark text:name="Besedilo30"/><text:variable-set text:name="zahtevek" office:value-type="string">Andrej2</text:variable-set><text:bookmark-end text:name="__DdeLink__4804_1191949864"/><text:bookmark-end text:name="__DdeLink__18588_1091673197"/><text:bookmark-end text:name="__DdeLink__23640_1091673197"/></text:p>
          </table:table-cell>
          <table:table-cell table:style-name="Tabela12.A1" office:value-type="string">
            <text:p text:style-name="P11">Priimek: </text:p>
          </table:table-cell>
          <table:table-cell table:style-name="Tabela12.D1" office:value-type="string">
            <text:p text:style-name="P10"><text:bookmark-start text:name="__DdeLink__569_699591415"/><text:bookmark text:name="Besedilo31"/><text:variable-set text:name="zahtevek" office:value-type="string">Koncilja</text:variable-set><text:bookmark-end text:name="__DdeLink__569_699591415"/></text:p>
          </table:table-cell>
        </table:table-row>
        <table:table-row table:style-name="Tabela12.1">
          <table:table-cell table:style-name="Tabela12.A1" office:value-type="string">
            <text:p text:style-name="P12"><text:span text:style-name="T11">Davčna številka</text:span><text:span text:style-name="Footnote_20_Symbol"><text:span text:style-name="T5"><text:note text:id="ftn2" text:note-class="footnote"><text:note-citation>2</text:note-citation><text:note-body><text:p text:style-name="P4">Podatek je potreben za opravljanje večine storitev na elektronski način v skladu z nameni uporabe potrdila, kot je določeno v Politiki SIGOV-CA, ni pa obvezen.</text:p></text:note-body></text:note></text:span></text:span><text:span text:style-name="T5">: </text:span></text:p>
          </table:table-cell>
          <table:table-cell table:style-name="Tabela12.B3" office:value-type="string">
            <text:p text:style-name="P10"><text:bookmark text:name="Besedilo32"/><text:variable-set text:name="zahtevek" office:value-type="string">21312132</text:variable-set></text:p>
          </table:table-cell>
          <table:table-cell table:style-name="Tabela12.A1" office:value-type="string">
            <text:p text:style-name="P12"><text:span text:style-name="T12">EMŠO</text:span><text:span text:style-name="Footnote_20_Symbol"><text:span text:style-name="T5"><text:note text:id="ftn3" text:note-class="footnote"><text:note-citation>3</text:note-citation><text:note-body><text:p text:style-name="P4">Podatek je potreben za opravljanje večine storitev na elektronski način v skladu z nameni uporabe potrdila, kot je določeno v Politiki SIGOV-CA, ni pa obvezen.</text:p></text:note-body></text:note></text:span></text:span><text:span text:style-name="T5">:</text:span></text:p>
          </table:table-cell>
          <table:table-cell table:style-name="Tabela12.D2" office:value-type="string">
            <text:p text:style-name="P10"><text:bookmark text:name="Besedilo33"/><text:variable-set text:name="zahtevek" office:value-type="string">1234567890123</text:variable-set></text:p>
          </table:table-cell>
        </table:table-row>
        <table:table-row table:style-name="Tabela12.1">
          <table:table-cell table:style-name="Tabela12.A1" office:value-type="string">
            <text:p text:style-name="P11">E-naslov:</text:p>
          </table:table-cell>
          <table:table-cell table:style-name="Tabela12.B3" office:value-type="string">
            <text:p text:style-name="P10"><text:bookmark text:name="Besedilo34"/><text:variable-set text:name="zahtevek" office:value-type="string">Naslov JEEE</text:variable-set></text:p>
          </table:table-cell>
          <table:table-cell table:style-name="Tabela12.A1" office:value-type="string">
            <text:p text:style-name="P11"/>
          </table:table-cell>
          <table:table-cell table:style-name="Tabela12.D3" office:value-type="string">
            <text:p text:style-name="P10"/>
          </table:table-cell>
        </table:table-row>
      </table:table>
      <text:p text:style-name="P6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5">Podatki o digitalnem potrdilu</text:p>
          </table:table-cell>
        </table:table-row>
      </table:table>
      <text:p text:style-name="P6"/>
      <text:p text:style-name="P6">Želim pridobiti potrdilo: <text:span text:style-name="T13"><text:variable-set text:name="zahtevek" office:value-type="string">Spletno</text:variable-set></text:span></text:p>
      <text:p text:style-name="Default"/>
      <text:p text:style-name="Default"/>
      <text:p text:style-name="Default"/>
      <text:p text:style-name="P6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12"><text:span text:style-name="T5">Geslo za preklic potrdila</text:span><text:span text:style-name="Footnote_20_Symbol"><text:span text:style-name="T3"><text:note text:id="ftn4" text:note-class="footnote"><text:note-citation>4</text:note-citation><text:note-body><text:p text:style-name="P3">Geslo za preklic potrdila je namenjeno preklicu po telefonu v skladu s Politiko SIGOV-CA. Dolgo je lahko do dvajset (20) alfanumeričnih znakov, sprememba gesla pa je možna le osebno pri SIGOV-CA ali z zašifriranim in digitalno podpisanim zahtevkom z veljavnim potrdilom.</text:p></text:note-body></text:note></text:span></text:span>:</text:p>
          </table:table-cell>
          <table:table-cell table:style-name="Tabela14.B1" office:value-type="string">
            <text:p text:style-name="P10"><text:bookmark text:name="Besedilo37"/><text:variable-set text:name="zahtevek" office:value-type="string">geslo123</text:variable-set></text:p>
          </table:table-cell>
        </table:table-row>
      </table:table>
      <text:p text:style-name="P6"/>
      <text:p text:style-name="Default"><text:span text:style-name="T4">Želim pridobiti digitalno potrdilo na pametni kartici</text:span><text:span text:style-name="T4"><text:note text:id="ftn5" text:note-class="footnote"><text:note-citation>5</text:note-citation><text:note-body><text:p text:style-name="P4">Evropska in slovenska zakonodaja določata, da potrdilo, prevzeto na varno sredstvo za elektronsko podpisovanje, omogoča izdelovanje elektronskega podpisa, ki je enakovreden lastnoročnemu podpisu. Spletna in posebna kvalificirana digitalna potrdila SIGOV-CA za zaposlene in splošne nazive se praviloma izdajo kot potrdila z obvezno uporabo pametnih kartic in so na podlagi odobrenega zahtevka prevzeta neposredno na imetnikovo pametno kartico. Izjemoma lahko bodoči imetnik zahteva drugače, če uporaba pametne kartice v njegovem okolju s tehničnega vidika ni mogoča.</text:p></text:note-body></text:note></text:span><text:span text:style-name="T4">: </text:span><text:bookmark text:name="Besedilo39"/><text:span text:style-name="T6"><text:variable-set text:name="zahtevek" office:value-type="string">DA</text:variable-set></text:span></text:p>
      <text:p text:style-name="P2"/>
      <text:p text:style-name="P2">Obrazložitev: Prevzem potrdila bo na varen način izveden v instituciji </text:p>
      <text:p text:style-name="P6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5">Podatki o opremi (izpolnite v primeru, če ste izbrali digitalno potrdilo na pametni kartici)</text:p>
          </table:table-cell>
        </table:table-row>
      </table:table>
      <text:p text:style-name="P6"/>
      <text:p text:style-name="P6">Imam pametno kartico:<text:span text:style-name="T8"> </text:span><text:bookmark text:name="Besedilo40"/><text:span text:style-name="T9"><text:variable-set text:name="zahtevek" office:value-type="string">NE</text:variable-set></text:span></text:p>
      <text:p text:style-name="P8">Imam čitalec (bodisi vgrajen v tipkovnico ali zunanji čitalec): <text:span text:style-name="T13"><text:variable-set text:name="zahtevek" office:value-type="string">DA</text:variable-set></text:span></text:p>
      <text:p text:style-name="Default"/>
      <text:p text:style-name="Standard"><text:span text:style-name="T1">S svojim podpisom soglašam, da se za izpolnitev tega zahtevka preverijo moji osebni podatki v Registru davčnih zavezancev, ter jamčim, da sem seznanjen(a) in da se strinjam z določili iz trenutno veljavne Politike SIGOV-CA. Strinjam se, da je v primeru objave nove politike</text:span><text:span text:style-name="Footnote_20_Symbol"><text:span text:style-name="T1"><text:note text:id="ftn6" text:note-class="footnote"><text:note-citation>6</text:note-citation><text:note-body><text:p text:style-name="P3">V primeru spremembe Politike SIGOV-CA se le-ta javno objavi osem (8) dni preden stopi v veljavo. Z dnem veljavnosti nove politike pa so vsa potrdila izdana po tej politiki.</text:p></text:note-body></text:note></text:span></text:span><text:span text:style-name="T1">, z dnem veljavnosti le-te, potrdilo iz tega zahtevka izdano po novi politiki. S svojim podpisom jamčim za resničnost navedenih podatkov ter pooblaščam SIGOV-CA, da moje osebne podatke iz tega zahtevka obdeluje za namene elektronskega poslovanja v skladu s Politiko SIGOV-CA ter zakonoma ZEPEP</text:span><text:span text:style-name="Footnote_20_Symbol"><text:span text:style-name="T1"><text:note text:id="ftn7" text:note-class="footnote"><text:note-citation>7</text:note-citation><text:note-body><text:p text:style-name="P3">Zakon o elektronskem poslovanju in elektronskem podpisu (Uradni list RS št. 57/2000, 25/2004 in 98/2004) </text:p></text:note-body></text:note></text:span></text:span><text:span text:style-name="T1"> in ZVOP</text:span><text:span text:style-name="Footnote_20_Symbol"><text:span text:style-name="T1"><text:note text:id="ftn8" text:note-class="footnote"><text:note-citation>8</text:note-citation><text:note-body><text:p text:style-name="P3">Zakon o varstvu osebnih podatkov (Uradni list RS št. 94/2007)</text:p></text:note-body></text:note></text:span></text:span><text:span text:style-name="T1">. Seznanjen(a) sem, da je oprema (pametna kartica, zunanji čitalec, če je bil dodeljen), ki jo bom prejel(a), last Vrhovnega sodišča Republike Slovenije. Z opremo bom ravnal(a) odgovorno in jo bom, po prenehanju uporabe digitalnega potrdila SIGOV-CA, za katerega sem podal(a) ta zahtevek, vrnil(a) na naslov Vrhovnega sodišča Republike Slovenije.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Kraj in datum:</text:p>
          </table:table-cell>
          <table:table-cell table:style-name="Table1.B1" office:value-type="string">
            <text:p text:style-name="P15"/>
          </table:table-cell>
          <table:table-cell table:style-name="Table1.A1" office:value-type="string">
            <text:p text:style-name="P14">Podpis bodočega imetnika:</text:p>
          </table:table-cell>
          <table:table-cell table:style-name="Table1.D1" office:value-type="string">
            <text:p text:style-name="P15"/>
          </table:table-cell>
        </table:table-row>
      </table:table>
      <text:p text:style-name="P16"><text:variable-set text:name="zahtevek" office:value-type="string"/></text:p>
      <text:p text:style-name="P17"><text:variable-set text:name="zahtevek" office:value-type="string"/><text:variable-set text:name="zahtevek" office:value-type="string"/><text:span text:style-name="T18">*</text:span><text:bookmark-start text:name="__DdeLink__5370_1191949864"/><text:span text:style-name="T17"><text:variable-set text:name="zahtevek" office:value-type="string">123</text:variable-set></text:span><text:bookmark-end text:name="__DdeLink__5370_1191949864"/><text:span text:style-name="T18">*</text:span></text:p>
      <text:p text:style-name="P18"><text:variable-set text:name="zahtevek" office:value-type="string">123</text:variable-set></text:p>
      <text:p text:style-name="Default"/>
      <text:h text:style-name="P20" text:outline-level="1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1"><text:span text:style-name="T2">Izpolni bodoči imetnik potrdila</text:span><text:span text:style-name="Footnote_20_Symbol"><text:span text:style-name="T10"><text:note text:id="ftn1" text:note-class="footnote"><text:note-citation>1</text:note-citation><text:note-body><text:p text:style-name="P4">V primeru zahtevka za več bodočih imetnikov hkrati je potrebno pripraviti in izpolniti ustrezno število te strani.</text:p></text:note-body></text:note></text:span></text:span></text:p>
          </table:table-cell>
        </table:table-row>
        <table:table-row table:style-name="Tabela11.1">
          <table:table-cell table:style-name="Tabela11.A2" office:value-type="string">
            <text:p text:style-name="P7">Podatki o bodočem imetniku</text:p>
          </table:table-cell>
        </table:table-row>
      </table:table>
      <text:p text:style-name="P6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11">Ime: </text:p>
          </table:table-cell>
          <table:table-cell table:style-name="Tabela12.B1" office:value-type="string">
            <text:p text:style-name="P10"><text:bookmark-start text:name="__DdeLink__4804_1191949864"/><text:bookmark-start text:name="__DdeLink__18588_1091673197"/><text:bookmark-start text:name="__DdeLink__23640_1091673197"/><text:bookmark text:name="Besedilo30"/><text:variable-set text:name="zahtevek" office:value-type="string">Andrej3</text:variable-set><text:bookmark-end text:name="__DdeLink__4804_1191949864"/><text:bookmark-end text:name="__DdeLink__18588_1091673197"/><text:bookmark-end text:name="__DdeLink__23640_1091673197"/></text:p>
          </table:table-cell>
          <table:table-cell table:style-name="Tabela12.A1" office:value-type="string">
            <text:p text:style-name="P11">Priimek: </text:p>
          </table:table-cell>
          <table:table-cell table:style-name="Tabela12.D1" office:value-type="string">
            <text:p text:style-name="P10"><text:bookmark-start text:name="__DdeLink__569_699591415"/><text:bookmark text:name="Besedilo31"/><text:variable-set text:name="zahtevek" office:value-type="string">Koncilja</text:variable-set><text:bookmark-end text:name="__DdeLink__569_699591415"/></text:p>
          </table:table-cell>
        </table:table-row>
        <table:table-row table:style-name="Tabela12.1">
          <table:table-cell table:style-name="Tabela12.A1" office:value-type="string">
            <text:p text:style-name="P12"><text:span text:style-name="T11">Davčna številka</text:span><text:span text:style-name="Footnote_20_Symbol"><text:span text:style-name="T5"><text:note text:id="ftn2" text:note-class="footnote"><text:note-citation>2</text:note-citation><text:note-body><text:p text:style-name="P4">Podatek je potreben za opravljanje večine storitev na elektronski način v skladu z nameni uporabe potrdila, kot je določeno v Politiki SIGOV-CA, ni pa obvezen.</text:p></text:note-body></text:note></text:span></text:span><text:span text:style-name="T5">: </text:span></text:p>
          </table:table-cell>
          <table:table-cell table:style-name="Tabela12.B3" office:value-type="string">
            <text:p text:style-name="P10"><text:bookmark text:name="Besedilo32"/><text:variable-set text:name="zahtevek" office:value-type="string">21312132</text:variable-set></text:p>
          </table:table-cell>
          <table:table-cell table:style-name="Tabela12.A1" office:value-type="string">
            <text:p text:style-name="P12"><text:span text:style-name="T12">EMŠO</text:span><text:span text:style-name="Footnote_20_Symbol"><text:span text:style-name="T5"><text:note text:id="ftn3" text:note-class="footnote"><text:note-citation>3</text:note-citation><text:note-body><text:p text:style-name="P4">Podatek je potreben za opravljanje večine storitev na elektronski način v skladu z nameni uporabe potrdila, kot je določeno v Politiki SIGOV-CA, ni pa obvezen.</text:p></text:note-body></text:note></text:span></text:span><text:span text:style-name="T5">:</text:span></text:p>
          </table:table-cell>
          <table:table-cell table:style-name="Tabela12.D2" office:value-type="string">
            <text:p text:style-name="P10"><text:bookmark text:name="Besedilo33"/><text:variable-set text:name="zahtevek" office:value-type="string">1234567890123</text:variable-set></text:p>
          </table:table-cell>
        </table:table-row>
        <table:table-row table:style-name="Tabela12.1">
          <table:table-cell table:style-name="Tabela12.A1" office:value-type="string">
            <text:p text:style-name="P11">E-naslov:</text:p>
          </table:table-cell>
          <table:table-cell table:style-name="Tabela12.B3" office:value-type="string">
            <text:p text:style-name="P10"><text:bookmark text:name="Besedilo34"/><text:variable-set text:name="zahtevek" office:value-type="string">Naslov JEEE</text:variable-set></text:p>
          </table:table-cell>
          <table:table-cell table:style-name="Tabela12.A1" office:value-type="string">
            <text:p text:style-name="P11"/>
          </table:table-cell>
          <table:table-cell table:style-name="Tabela12.D3" office:value-type="string">
            <text:p text:style-name="P10"/>
          </table:table-cell>
        </table:table-row>
      </table:table>
      <text:p text:style-name="P6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5">Podatki o digitalnem potrdilu</text:p>
          </table:table-cell>
        </table:table-row>
      </table:table>
      <text:p text:style-name="P6"/>
      <text:p text:style-name="P6">Želim pridobiti potrdilo: <text:span text:style-name="T13"><text:variable-set text:name="zahtevek" office:value-type="string">Spletno</text:variable-set></text:span></text:p>
      <text:p text:style-name="Default"/>
      <text:p text:style-name="Default"/>
      <text:p text:style-name="Default"/>
      <text:p text:style-name="P6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12"><text:span text:style-name="T5">Geslo za preklic potrdila</text:span><text:span text:style-name="Footnote_20_Symbol"><text:span text:style-name="T3"><text:note text:id="ftn4" text:note-class="footnote"><text:note-citation>4</text:note-citation><text:note-body><text:p text:style-name="P3">Geslo za preklic potrdila je namenjeno preklicu po telefonu v skladu s Politiko SIGOV-CA. Dolgo je lahko do dvajset (20) alfanumeričnih znakov, sprememba gesla pa je možna le osebno pri SIGOV-CA ali z zašifriranim in digitalno podpisanim zahtevkom z veljavnim potrdilom.</text:p></text:note-body></text:note></text:span></text:span>:</text:p>
          </table:table-cell>
          <table:table-cell table:style-name="Tabela14.B1" office:value-type="string">
            <text:p text:style-name="P10"><text:bookmark text:name="Besedilo37"/><text:variable-set text:name="zahtevek" office:value-type="string">geslo123</text:variable-set></text:p>
          </table:table-cell>
        </table:table-row>
      </table:table>
      <text:p text:style-name="P6"/>
      <text:p text:style-name="Default"><text:span text:style-name="T4">Želim pridobiti digitalno potrdilo na pametni kartici</text:span><text:span text:style-name="T4"><text:note text:id="ftn5" text:note-class="footnote"><text:note-citation>5</text:note-citation><text:note-body><text:p text:style-name="P4">Evropska in slovenska zakonodaja določata, da potrdilo, prevzeto na varno sredstvo za elektronsko podpisovanje, omogoča izdelovanje elektronskega podpisa, ki je enakovreden lastnoročnemu podpisu. Spletna in posebna kvalificirana digitalna potrdila SIGOV-CA za zaposlene in splošne nazive se praviloma izdajo kot potrdila z obvezno uporabo pametnih kartic in so na podlagi odobrenega zahtevka prevzeta neposredno na imetnikovo pametno kartico. Izjemoma lahko bodoči imetnik zahteva drugače, če uporaba pametne kartice v njegovem okolju s tehničnega vidika ni mogoča.</text:p></text:note-body></text:note></text:span><text:span text:style-name="T4">: </text:span><text:bookmark text:name="Besedilo39"/><text:span text:style-name="T6"><text:variable-set text:name="zahtevek" office:value-type="string">DA</text:variable-set></text:span></text:p>
      <text:p text:style-name="P2"/>
      <text:p text:style-name="P2">Obrazložitev: Prevzem potrdila bo na varen način izveden v instituciji </text:p>
      <text:p text:style-name="P6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5">Podatki o opremi (izpolnite v primeru, če ste izbrali digitalno potrdilo na pametni kartici)</text:p>
          </table:table-cell>
        </table:table-row>
      </table:table>
      <text:p text:style-name="P6"/>
      <text:p text:style-name="P6">Imam pametno kartico:<text:span text:style-name="T8"> </text:span><text:bookmark text:name="Besedilo40"/><text:span text:style-name="T9"><text:variable-set text:name="zahtevek" office:value-type="string">NE</text:variable-set></text:span></text:p>
      <text:p text:style-name="P8">Imam čitalec (bodisi vgrajen v tipkovnico ali zunanji čitalec): <text:span text:style-name="T13"><text:variable-set text:name="zahtevek" office:value-type="string">DA</text:variable-set></text:span></text:p>
      <text:p text:style-name="Default"/>
      <text:p text:style-name="Standard"><text:span text:style-name="T1">S svojim podpisom soglašam, da se za izpolnitev tega zahtevka preverijo moji osebni podatki v Registru davčnih zavezancev, ter jamčim, da sem seznanjen(a) in da se strinjam z določili iz trenutno veljavne Politike SIGOV-CA. Strinjam se, da je v primeru objave nove politike</text:span><text:span text:style-name="Footnote_20_Symbol"><text:span text:style-name="T1"><text:note text:id="ftn6" text:note-class="footnote"><text:note-citation>6</text:note-citation><text:note-body><text:p text:style-name="P3">V primeru spremembe Politike SIGOV-CA se le-ta javno objavi osem (8) dni preden stopi v veljavo. Z dnem veljavnosti nove politike pa so vsa potrdila izdana po tej politiki.</text:p></text:note-body></text:note></text:span></text:span><text:span text:style-name="T1">, z dnem veljavnosti le-te, potrdilo iz tega zahtevka izdano po novi politiki. S svojim podpisom jamčim za resničnost navedenih podatkov ter pooblaščam SIGOV-CA, da moje osebne podatke iz tega zahtevka obdeluje za namene elektronskega poslovanja v skladu s Politiko SIGOV-CA ter zakonoma ZEPEP</text:span><text:span text:style-name="Footnote_20_Symbol"><text:span text:style-name="T1"><text:note text:id="ftn7" text:note-class="footnote"><text:note-citation>7</text:note-citation><text:note-body><text:p text:style-name="P3">Zakon o elektronskem poslovanju in elektronskem podpisu (Uradni list RS št. 57/2000, 25/2004 in 98/2004) </text:p></text:note-body></text:note></text:span></text:span><text:span text:style-name="T1"> in ZVOP</text:span><text:span text:style-name="Footnote_20_Symbol"><text:span text:style-name="T1"><text:note text:id="ftn8" text:note-class="footnote"><text:note-citation>8</text:note-citation><text:note-body><text:p text:style-name="P3">Zakon o varstvu osebnih podatkov (Uradni list RS št. 94/2007)</text:p></text:note-body></text:note></text:span></text:span><text:span text:style-name="T1">. Seznanjen(a) sem, da je oprema (pametna kartica, zunanji čitalec, če je bil dodeljen), ki jo bom prejel(a), last Vrhovnega sodišča Republike Slovenije. Z opremo bom ravnal(a) odgovorno in jo bom, po prenehanju uporabe digitalnega potrdila SIGOV-CA, za katerega sem podal(a) ta zahtevek, vrnil(a) na naslov Vrhovnega sodišča Republike Slovenije.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Kraj in datum:</text:p>
          </table:table-cell>
          <table:table-cell table:style-name="Table1.B1" office:value-type="string">
            <text:p text:style-name="P15"/>
          </table:table-cell>
          <table:table-cell table:style-name="Table1.A1" office:value-type="string">
            <text:p text:style-name="P14">Podpis bodočega imetnika:</text:p>
          </table:table-cell>
          <table:table-cell table:style-name="Table1.D1" office:value-type="string">
            <text:p text:style-name="P15"/>
          </table:table-cell>
        </table:table-row>
      </table:table>
      <text:p text:style-name="P16"><text:variable-set text:name="zahtevek" office:value-type="string"/></text:p>
      <text:p text:style-name="P17"><text:variable-set text:name="zahtevek" office:value-type="string"/><text:variable-set text:name="zahtevek" office:value-type="string"/><text:span text:style-name="T18">*</text:span><text:bookmark-start text:name="__DdeLink__5370_1191949864"/><text:span text:style-name="T17"><text:variable-set text:name="zahtevek" office:value-type="string">123</text:variable-set></text:span><text:bookmark-end text:name="__DdeLink__5370_1191949864"/><text:span text:style-name="T18">*</text:span></text:p>
      <text:p text:style-name="P18"><text:variable-set text:name="zahtevek" office:value-type="string">123</text:variable-set></text:p>
      <text:p text:style-name="Default"/>
      <text:h text:style-name="P20" text:outline-level="1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1"><text:span text:style-name="T2">Izpolni bodoči imetnik potrdila</text:span><text:span text:style-name="Footnote_20_Symbol"><text:span text:style-name="T10"><text:note text:id="ftn1" text:note-class="footnote"><text:note-citation>1</text:note-citation><text:note-body><text:p text:style-name="P4">V primeru zahtevka za več bodočih imetnikov hkrati je potrebno pripraviti in izpolniti ustrezno število te strani.</text:p></text:note-body></text:note></text:span></text:span></text:p>
          </table:table-cell>
        </table:table-row>
        <table:table-row table:style-name="Tabela11.1">
          <table:table-cell table:style-name="Tabela11.A2" office:value-type="string">
            <text:p text:style-name="P7">Podatki o bodočem imetniku</text:p>
          </table:table-cell>
        </table:table-row>
      </table:table>
      <text:p text:style-name="P6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11">Ime: </text:p>
          </table:table-cell>
          <table:table-cell table:style-name="Tabela12.B1" office:value-type="string">
            <text:p text:style-name="P10"><text:bookmark-start text:name="__DdeLink__4804_1191949864"/><text:bookmark-start text:name="__DdeLink__18588_1091673197"/><text:bookmark-start text:name="__DdeLink__23640_1091673197"/><text:bookmark text:name="Besedilo30"/><text:variable-set text:name="zahtevek" office:value-type="string">Andrej4</text:variable-set><text:bookmark-end text:name="__DdeLink__4804_1191949864"/><text:bookmark-end text:name="__DdeLink__18588_1091673197"/><text:bookmark-end text:name="__DdeLink__23640_1091673197"/></text:p>
          </table:table-cell>
          <table:table-cell table:style-name="Tabela12.A1" office:value-type="string">
            <text:p text:style-name="P11">Priimek: </text:p>
          </table:table-cell>
          <table:table-cell table:style-name="Tabela12.D1" office:value-type="string">
            <text:p text:style-name="P10"><text:bookmark-start text:name="__DdeLink__569_699591415"/><text:bookmark text:name="Besedilo31"/><text:variable-set text:name="zahtevek" office:value-type="string">Koncilja</text:variable-set><text:bookmark-end text:name="__DdeLink__569_699591415"/></text:p>
          </table:table-cell>
        </table:table-row>
        <table:table-row table:style-name="Tabela12.1">
          <table:table-cell table:style-name="Tabela12.A1" office:value-type="string">
            <text:p text:style-name="P12"><text:span text:style-name="T11">Davčna številka</text:span><text:span text:style-name="Footnote_20_Symbol"><text:span text:style-name="T5"><text:note text:id="ftn2" text:note-class="footnote"><text:note-citation>2</text:note-citation><text:note-body><text:p text:style-name="P4">Podatek je potreben za opravljanje večine storitev na elektronski način v skladu z nameni uporabe potrdila, kot je določeno v Politiki SIGOV-CA, ni pa obvezen.</text:p></text:note-body></text:note></text:span></text:span><text:span text:style-name="T5">: </text:span></text:p>
          </table:table-cell>
          <table:table-cell table:style-name="Tabela12.B3" office:value-type="string">
            <text:p text:style-name="P10"><text:bookmark text:name="Besedilo32"/><text:variable-set text:name="zahtevek" office:value-type="string">21312132</text:variable-set></text:p>
          </table:table-cell>
          <table:table-cell table:style-name="Tabela12.A1" office:value-type="string">
            <text:p text:style-name="P12"><text:span text:style-name="T12">EMŠO</text:span><text:span text:style-name="Footnote_20_Symbol"><text:span text:style-name="T5"><text:note text:id="ftn3" text:note-class="footnote"><text:note-citation>3</text:note-citation><text:note-body><text:p text:style-name="P4">Podatek je potreben za opravljanje večine storitev na elektronski način v skladu z nameni uporabe potrdila, kot je določeno v Politiki SIGOV-CA, ni pa obvezen.</text:p></text:note-body></text:note></text:span></text:span><text:span text:style-name="T5">:</text:span></text:p>
          </table:table-cell>
          <table:table-cell table:style-name="Tabela12.D2" office:value-type="string">
            <text:p text:style-name="P10"><text:bookmark text:name="Besedilo33"/><text:variable-set text:name="zahtevek" office:value-type="string">1234567890123</text:variable-set></text:p>
          </table:table-cell>
        </table:table-row>
        <table:table-row table:style-name="Tabela12.1">
          <table:table-cell table:style-name="Tabela12.A1" office:value-type="string">
            <text:p text:style-name="P11">E-naslov:</text:p>
          </table:table-cell>
          <table:table-cell table:style-name="Tabela12.B3" office:value-type="string">
            <text:p text:style-name="P10"><text:bookmark text:name="Besedilo34"/><text:variable-set text:name="zahtevek" office:value-type="string">Naslov JEEE</text:variable-set></text:p>
          </table:table-cell>
          <table:table-cell table:style-name="Tabela12.A1" office:value-type="string">
            <text:p text:style-name="P11"/>
          </table:table-cell>
          <table:table-cell table:style-name="Tabela12.D3" office:value-type="string">
            <text:p text:style-name="P10"/>
          </table:table-cell>
        </table:table-row>
      </table:table>
      <text:p text:style-name="P6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5">Podatki o digitalnem potrdilu</text:p>
          </table:table-cell>
        </table:table-row>
      </table:table>
      <text:p text:style-name="P6"/>
      <text:p text:style-name="P6">Želim pridobiti potrdilo: <text:span text:style-name="T13"><text:variable-set text:name="zahtevek" office:value-type="string">Spletno</text:variable-set></text:span></text:p>
      <text:p text:style-name="Default"/>
      <text:p text:style-name="Default"/>
      <text:p text:style-name="Default"/>
      <text:p text:style-name="P6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12"><text:span text:style-name="T5">Geslo za preklic potrdila</text:span><text:span text:style-name="Footnote_20_Symbol"><text:span text:style-name="T3"><text:note text:id="ftn4" text:note-class="footnote"><text:note-citation>4</text:note-citation><text:note-body><text:p text:style-name="P3">Geslo za preklic potrdila je namenjeno preklicu po telefonu v skladu s Politiko SIGOV-CA. Dolgo je lahko do dvajset (20) alfanumeričnih znakov, sprememba gesla pa je možna le osebno pri SIGOV-CA ali z zašifriranim in digitalno podpisanim zahtevkom z veljavnim potrdilom.</text:p></text:note-body></text:note></text:span></text:span>:</text:p>
          </table:table-cell>
          <table:table-cell table:style-name="Tabela14.B1" office:value-type="string">
            <text:p text:style-name="P10"><text:bookmark text:name="Besedilo37"/><text:variable-set text:name="zahtevek" office:value-type="string">geslo123</text:variable-set></text:p>
          </table:table-cell>
        </table:table-row>
      </table:table>
      <text:p text:style-name="P6"/>
      <text:p text:style-name="Default"><text:span text:style-name="T4">Želim pridobiti digitalno potrdilo na pametni kartici</text:span><text:span text:style-name="T4"><text:note text:id="ftn5" text:note-class="footnote"><text:note-citation>5</text:note-citation><text:note-body><text:p text:style-name="P4">Evropska in slovenska zakonodaja določata, da potrdilo, prevzeto na varno sredstvo za elektronsko podpisovanje, omogoča izdelovanje elektronskega podpisa, ki je enakovreden lastnoročnemu podpisu. Spletna in posebna kvalificirana digitalna potrdila SIGOV-CA za zaposlene in splošne nazive se praviloma izdajo kot potrdila z obvezno uporabo pametnih kartic in so na podlagi odobrenega zahtevka prevzeta neposredno na imetnikovo pametno kartico. Izjemoma lahko bodoči imetnik zahteva drugače, če uporaba pametne kartice v njegovem okolju s tehničnega vidika ni mogoča.</text:p></text:note-body></text:note></text:span><text:span text:style-name="T4">: </text:span><text:bookmark text:name="Besedilo39"/><text:span text:style-name="T6"><text:variable-set text:name="zahtevek" office:value-type="string">DA</text:variable-set></text:span></text:p>
      <text:p text:style-name="P2"/>
      <text:p text:style-name="P2">Obrazložitev: Prevzem potrdila bo na varen način izveden v instituciji </text:p>
      <text:p text:style-name="P6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5">Podatki o opremi (izpolnite v primeru, če ste izbrali digitalno potrdilo na pametni kartici)</text:p>
          </table:table-cell>
        </table:table-row>
      </table:table>
      <text:p text:style-name="P6"/>
      <text:p text:style-name="P6">Imam pametno kartico:<text:span text:style-name="T8"> </text:span><text:bookmark text:name="Besedilo40"/><text:span text:style-name="T9"><text:variable-set text:name="zahtevek" office:value-type="string">NE</text:variable-set></text:span></text:p>
      <text:p text:style-name="P8">Imam čitalec (bodisi vgrajen v tipkovnico ali zunanji čitalec): <text:span text:style-name="T13"><text:variable-set text:name="zahtevek" office:value-type="string">DA</text:variable-set></text:span></text:p>
      <text:p text:style-name="Default"/>
      <text:p text:style-name="Standard"><text:span text:style-name="T1">S svojim podpisom soglašam, da se za izpolnitev tega zahtevka preverijo moji osebni podatki v Registru davčnih zavezancev, ter jamčim, da sem seznanjen(a) in da se strinjam z določili iz trenutno veljavne Politike SIGOV-CA. Strinjam se, da je v primeru objave nove politike</text:span><text:span text:style-name="Footnote_20_Symbol"><text:span text:style-name="T1"><text:note text:id="ftn6" text:note-class="footnote"><text:note-citation>6</text:note-citation><text:note-body><text:p text:style-name="P3">V primeru spremembe Politike SIGOV-CA se le-ta javno objavi osem (8) dni preden stopi v veljavo. Z dnem veljavnosti nove politike pa so vsa potrdila izdana po tej politiki.</text:p></text:note-body></text:note></text:span></text:span><text:span text:style-name="T1">, z dnem veljavnosti le-te, potrdilo iz tega zahtevka izdano po novi politiki. S svojim podpisom jamčim za resničnost navedenih podatkov ter pooblaščam SIGOV-CA, da moje osebne podatke iz tega zahtevka obdeluje za namene elektronskega poslovanja v skladu s Politiko SIGOV-CA ter zakonoma ZEPEP</text:span><text:span text:style-name="Footnote_20_Symbol"><text:span text:style-name="T1"><text:note text:id="ftn7" text:note-class="footnote"><text:note-citation>7</text:note-citation><text:note-body><text:p text:style-name="P3">Zakon o elektronskem poslovanju in elektronskem podpisu (Uradni list RS št. 57/2000, 25/2004 in 98/2004) </text:p></text:note-body></text:note></text:span></text:span><text:span text:style-name="T1"> in ZVOP</text:span><text:span text:style-name="Footnote_20_Symbol"><text:span text:style-name="T1"><text:note text:id="ftn8" text:note-class="footnote"><text:note-citation>8</text:note-citation><text:note-body><text:p text:style-name="P3">Zakon o varstvu osebnih podatkov (Uradni list RS št. 94/2007)</text:p></text:note-body></text:note></text:span></text:span><text:span text:style-name="T1">. Seznanjen(a) sem, da je oprema (pametna kartica, zunanji čitalec, če je bil dodeljen), ki jo bom prejel(a), last Vrhovnega sodišča Republike Slovenije. Z opremo bom ravnal(a) odgovorno in jo bom, po prenehanju uporabe digitalnega potrdila SIGOV-CA, za katerega sem podal(a) ta zahtevek, vrnil(a) na naslov Vrhovnega sodišča Republike Slovenije.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Kraj in datum:</text:p>
          </table:table-cell>
          <table:table-cell table:style-name="Table1.B1" office:value-type="string">
            <text:p text:style-name="P15"/>
          </table:table-cell>
          <table:table-cell table:style-name="Table1.A1" office:value-type="string">
            <text:p text:style-name="P14">Podpis bodočega imetnika:</text:p>
          </table:table-cell>
          <table:table-cell table:style-name="Table1.D1" office:value-type="string">
            <text:p text:style-name="P15"/>
          </table:table-cell>
        </table:table-row>
      </table:table>
      <text:p text:style-name="P16"><text:variable-set text:name="zahtevek" office:value-type="string"/></text:p>
      <text:p text:style-name="P17"><text:variable-set text:name="zahtevek" office:value-type="string"/><text:variable-set text:name="zahtevek" office:value-type="string"/><text:span text:style-name="T18">*</text:span><text:bookmark-start text:name="__DdeLink__5370_1191949864"/><text:span text:style-name="T17"><text:variable-set text:name="zahtevek" office:value-type="string">123</text:variable-set></text:span><text:bookmark-end text:name="__DdeLink__5370_1191949864"/><text:span text:style-name="T18">*</text:span></text:p>
      <text:p text:style-name="P18"><text:variable-set text:name="zahtevek" office:value-type="string">123</text:variable-set></text:p>
      <text:p text:style-name="Default"/>
      <text:h text:style-name="P20" text:outline-level="1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1"><text:span text:style-name="T2">Izpolni bodoči imetnik potrdila</text:span><text:span text:style-name="Footnote_20_Symbol"><text:span text:style-name="T10"><text:note text:id="ftn1" text:note-class="footnote"><text:note-citation>1</text:note-citation><text:note-body><text:p text:style-name="P4">V primeru zahtevka za več bodočih imetnikov hkrati je potrebno pripraviti in izpolniti ustrezno število te strani.</text:p></text:note-body></text:note></text:span></text:span></text:p>
          </table:table-cell>
        </table:table-row>
        <table:table-row table:style-name="Tabela11.1">
          <table:table-cell table:style-name="Tabela11.A2" office:value-type="string">
            <text:p text:style-name="P7">Podatki o bodočem imetniku</text:p>
          </table:table-cell>
        </table:table-row>
      </table:table>
      <text:p text:style-name="P6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11">Ime: </text:p>
          </table:table-cell>
          <table:table-cell table:style-name="Tabela12.B1" office:value-type="string">
            <text:p text:style-name="P10"><text:bookmark-start text:name="__DdeLink__4804_1191949864"/><text:bookmark-start text:name="__DdeLink__18588_1091673197"/><text:bookmark-start text:name="__DdeLink__23640_1091673197"/><text:bookmark text:name="Besedilo30"/><text:variable-set text:name="zahtevek" office:value-type="string">Andrej5</text:variable-set><text:bookmark-end text:name="__DdeLink__4804_1191949864"/><text:bookmark-end text:name="__DdeLink__18588_1091673197"/><text:bookmark-end text:name="__DdeLink__23640_1091673197"/></text:p>
          </table:table-cell>
          <table:table-cell table:style-name="Tabela12.A1" office:value-type="string">
            <text:p text:style-name="P11">Priimek: </text:p>
          </table:table-cell>
          <table:table-cell table:style-name="Tabela12.D1" office:value-type="string">
            <text:p text:style-name="P10"><text:bookmark-start text:name="__DdeLink__569_699591415"/><text:bookmark text:name="Besedilo31"/><text:variable-set text:name="zahtevek" office:value-type="string">Koncilja</text:variable-set><text:bookmark-end text:name="__DdeLink__569_699591415"/></text:p>
          </table:table-cell>
        </table:table-row>
        <table:table-row table:style-name="Tabela12.1">
          <table:table-cell table:style-name="Tabela12.A1" office:value-type="string">
            <text:p text:style-name="P12"><text:span text:style-name="T11">Davčna številka</text:span><text:span text:style-name="Footnote_20_Symbol"><text:span text:style-name="T5"><text:note text:id="ftn2" text:note-class="footnote"><text:note-citation>2</text:note-citation><text:note-body><text:p text:style-name="P4">Podatek je potreben za opravljanje večine storitev na elektronski način v skladu z nameni uporabe potrdila, kot je določeno v Politiki SIGOV-CA, ni pa obvezen.</text:p></text:note-body></text:note></text:span></text:span><text:span text:style-name="T5">: </text:span></text:p>
          </table:table-cell>
          <table:table-cell table:style-name="Tabela12.B3" office:value-type="string">
            <text:p text:style-name="P10"><text:bookmark text:name="Besedilo32"/><text:variable-set text:name="zahtevek" office:value-type="string">21312132</text:variable-set></text:p>
          </table:table-cell>
          <table:table-cell table:style-name="Tabela12.A1" office:value-type="string">
            <text:p text:style-name="P12"><text:span text:style-name="T12">EMŠO</text:span><text:span text:style-name="Footnote_20_Symbol"><text:span text:style-name="T5"><text:note text:id="ftn3" text:note-class="footnote"><text:note-citation>3</text:note-citation><text:note-body><text:p text:style-name="P4">Podatek je potreben za opravljanje večine storitev na elektronski način v skladu z nameni uporabe potrdila, kot je določeno v Politiki SIGOV-CA, ni pa obvezen.</text:p></text:note-body></text:note></text:span></text:span><text:span text:style-name="T5">:</text:span></text:p>
          </table:table-cell>
          <table:table-cell table:style-name="Tabela12.D2" office:value-type="string">
            <text:p text:style-name="P10"><text:bookmark text:name="Besedilo33"/><text:variable-set text:name="zahtevek" office:value-type="string">1234567890123</text:variable-set></text:p>
          </table:table-cell>
        </table:table-row>
        <table:table-row table:style-name="Tabela12.1">
          <table:table-cell table:style-name="Tabela12.A1" office:value-type="string">
            <text:p text:style-name="P11">E-naslov:</text:p>
          </table:table-cell>
          <table:table-cell table:style-name="Tabela12.B3" office:value-type="string">
            <text:p text:style-name="P10"><text:bookmark text:name="Besedilo34"/><text:variable-set text:name="zahtevek" office:value-type="string">Naslov JEEE</text:variable-set></text:p>
          </table:table-cell>
          <table:table-cell table:style-name="Tabela12.A1" office:value-type="string">
            <text:p text:style-name="P11"/>
          </table:table-cell>
          <table:table-cell table:style-name="Tabela12.D3" office:value-type="string">
            <text:p text:style-name="P10"/>
          </table:table-cell>
        </table:table-row>
      </table:table>
      <text:p text:style-name="P6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5">Podatki o digitalnem potrdilu</text:p>
          </table:table-cell>
        </table:table-row>
      </table:table>
      <text:p text:style-name="P6"/>
      <text:p text:style-name="P6">Želim pridobiti potrdilo: <text:span text:style-name="T13"><text:variable-set text:name="zahtevek" office:value-type="string">Spletno</text:variable-set></text:span></text:p>
      <text:p text:style-name="Default"/>
      <text:p text:style-name="Default"/>
      <text:p text:style-name="Default"/>
      <text:p text:style-name="P6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12"><text:span text:style-name="T5">Geslo za preklic potrdila</text:span><text:span text:style-name="Footnote_20_Symbol"><text:span text:style-name="T3"><text:note text:id="ftn4" text:note-class="footnote"><text:note-citation>4</text:note-citation><text:note-body><text:p text:style-name="P3">Geslo za preklic potrdila je namenjeno preklicu po telefonu v skladu s Politiko SIGOV-CA. Dolgo je lahko do dvajset (20) alfanumeričnih znakov, sprememba gesla pa je možna le osebno pri SIGOV-CA ali z zašifriranim in digitalno podpisanim zahtevkom z veljavnim potrdilom.</text:p></text:note-body></text:note></text:span></text:span>:</text:p>
          </table:table-cell>
          <table:table-cell table:style-name="Tabela14.B1" office:value-type="string">
            <text:p text:style-name="P10"><text:bookmark text:name="Besedilo37"/><text:variable-set text:name="zahtevek" office:value-type="string">geslo123</text:variable-set></text:p>
          </table:table-cell>
        </table:table-row>
      </table:table>
      <text:p text:style-name="P6"/>
      <text:p text:style-name="Default"><text:span text:style-name="T4">Želim pridobiti digitalno potrdilo na pametni kartici</text:span><text:span text:style-name="T4"><text:note text:id="ftn5" text:note-class="footnote"><text:note-citation>5</text:note-citation><text:note-body><text:p text:style-name="P4">Evropska in slovenska zakonodaja določata, da potrdilo, prevzeto na varno sredstvo za elektronsko podpisovanje, omogoča izdelovanje elektronskega podpisa, ki je enakovreden lastnoročnemu podpisu. Spletna in posebna kvalificirana digitalna potrdila SIGOV-CA za zaposlene in splošne nazive se praviloma izdajo kot potrdila z obvezno uporabo pametnih kartic in so na podlagi odobrenega zahtevka prevzeta neposredno na imetnikovo pametno kartico. Izjemoma lahko bodoči imetnik zahteva drugače, če uporaba pametne kartice v njegovem okolju s tehničnega vidika ni mogoča.</text:p></text:note-body></text:note></text:span><text:span text:style-name="T4">: </text:span><text:bookmark text:name="Besedilo39"/><text:span text:style-name="T6"><text:variable-set text:name="zahtevek" office:value-type="string">DA</text:variable-set></text:span></text:p>
      <text:p text:style-name="P2"/>
      <text:p text:style-name="P2">Obrazložitev: Prevzem potrdila bo na varen način izveden v instituciji </text:p>
      <text:p text:style-name="P6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5">Podatki o opremi (izpolnite v primeru, če ste izbrali digitalno potrdilo na pametni kartici)</text:p>
          </table:table-cell>
        </table:table-row>
      </table:table>
      <text:p text:style-name="P6"/>
      <text:p text:style-name="P6">Imam pametno kartico:<text:span text:style-name="T8"> </text:span><text:bookmark text:name="Besedilo40"/><text:span text:style-name="T9"><text:variable-set text:name="zahtevek" office:value-type="string">NE</text:variable-set></text:span></text:p>
      <text:p text:style-name="P8">Imam čitalec (bodisi vgrajen v tipkovnico ali zunanji čitalec): <text:span text:style-name="T13"><text:variable-set text:name="zahtevek" office:value-type="string">DA</text:variable-set></text:span></text:p>
      <text:p text:style-name="Default"/>
      <text:p text:style-name="Standard"><text:span text:style-name="T1">S svojim podpisom soglašam, da se za izpolnitev tega zahtevka preverijo moji osebni podatki v Registru davčnih zavezancev, ter jamčim, da sem seznanjen(a) in da se strinjam z določili iz trenutno veljavne Politike SIGOV-CA. Strinjam se, da je v primeru objave nove politike</text:span><text:span text:style-name="Footnote_20_Symbol"><text:span text:style-name="T1"><text:note text:id="ftn6" text:note-class="footnote"><text:note-citation>6</text:note-citation><text:note-body><text:p text:style-name="P3">V primeru spremembe Politike SIGOV-CA se le-ta javno objavi osem (8) dni preden stopi v veljavo. Z dnem veljavnosti nove politike pa so vsa potrdila izdana po tej politiki.</text:p></text:note-body></text:note></text:span></text:span><text:span text:style-name="T1">, z dnem veljavnosti le-te, potrdilo iz tega zahtevka izdano po novi politiki. S svojim podpisom jamčim za resničnost navedenih podatkov ter pooblaščam SIGOV-CA, da moje osebne podatke iz tega zahtevka obdeluje za namene elektronskega poslovanja v skladu s Politiko SIGOV-CA ter zakonoma ZEPEP</text:span><text:span text:style-name="Footnote_20_Symbol"><text:span text:style-name="T1"><text:note text:id="ftn7" text:note-class="footnote"><text:note-citation>7</text:note-citation><text:note-body><text:p text:style-name="P3">Zakon o elektronskem poslovanju in elektronskem podpisu (Uradni list RS št. 57/2000, 25/2004 in 98/2004) </text:p></text:note-body></text:note></text:span></text:span><text:span text:style-name="T1"> in ZVOP</text:span><text:span text:style-name="Footnote_20_Symbol"><text:span text:style-name="T1"><text:note text:id="ftn8" text:note-class="footnote"><text:note-citation>8</text:note-citation><text:note-body><text:p text:style-name="P3">Zakon o varstvu osebnih podatkov (Uradni list RS št. 94/2007)</text:p></text:note-body></text:note></text:span></text:span><text:span text:style-name="T1">. Seznanjen(a) sem, da je oprema (pametna kartica, zunanji čitalec, če je bil dodeljen), ki jo bom prejel(a), last Vrhovnega sodišča Republike Slovenije. Z opremo bom ravnal(a) odgovorno in jo bom, po prenehanju uporabe digitalnega potrdila SIGOV-CA, za katerega sem podal(a) ta zahtevek, vrnil(a) na naslov Vrhovnega sodišča Republike Slovenije.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Kraj in datum:</text:p>
          </table:table-cell>
          <table:table-cell table:style-name="Table1.B1" office:value-type="string">
            <text:p text:style-name="P15"/>
          </table:table-cell>
          <table:table-cell table:style-name="Table1.A1" office:value-type="string">
            <text:p text:style-name="P14">Podpis bodočega imetnika:</text:p>
          </table:table-cell>
          <table:table-cell table:style-name="Table1.D1" office:value-type="string">
            <text:p text:style-name="P15"/>
          </table:table-cell>
        </table:table-row>
      </table:table>
      <text:p text:style-name="P16"><text:variable-set text:name="zahtevek" office:value-type="string"/></text:p>
      <text:p text:style-name="P17"><text:variable-set text:name="zahtevek" office:value-type="string"/><text:variable-set text:name="zahtevek" office:value-type="string"/><text:span text:style-name="T18">*</text:span><text:bookmark-start text:name="__DdeLink__5370_1191949864"/><text:span text:style-name="T17"><text:variable-set text:name="zahtevek" office:value-type="string">123</text:variable-set></text:span><text:bookmark-end text:name="__DdeLink__5370_1191949864"/><text:span text:style-name="T18">*</text:span></text:p>
      <text:p text:style-name="P18"><text:variable-set text:name="zahtevek" office:value-type="string">123</text:variable-set></text:p>
      <text:p text:style-name="Default"/>
      <text:h text:style-name="P20" text:outline-level="1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1"><text:span text:style-name="T2">Izpolni bodoči imetnik potrdila</text:span><text:span text:style-name="Footnote_20_Symbol"><text:span text:style-name="T10"><text:note text:id="ftn1" text:note-class="footnote"><text:note-citation>1</text:note-citation><text:note-body><text:p text:style-name="P4">V primeru zahtevka za več bodočih imetnikov hkrati je potrebno pripraviti in izpolniti ustrezno število te strani.</text:p></text:note-body></text:note></text:span></text:span></text:p>
          </table:table-cell>
        </table:table-row>
        <table:table-row table:style-name="Tabela11.1">
          <table:table-cell table:style-name="Tabela11.A2" office:value-type="string">
            <text:p text:style-name="P7">Podatki o bodočem imetniku</text:p>
          </table:table-cell>
        </table:table-row>
      </table:table>
      <text:p text:style-name="P6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11">Ime: </text:p>
          </table:table-cell>
          <table:table-cell table:style-name="Tabela12.B1" office:value-type="string">
            <text:p text:style-name="P10"><text:bookmark-start text:name="__DdeLink__4804_1191949864"/><text:bookmark-start text:name="__DdeLink__18588_1091673197"/><text:bookmark-start text:name="__DdeLink__23640_1091673197"/><text:bookmark text:name="Besedilo30"/><text:variable-set text:name="zahtevek" office:value-type="string">Andrej6</text:variable-set><text:bookmark-end text:name="__DdeLink__4804_1191949864"/><text:bookmark-end text:name="__DdeLink__18588_1091673197"/><text:bookmark-end text:name="__DdeLink__23640_1091673197"/></text:p>
          </table:table-cell>
          <table:table-cell table:style-name="Tabela12.A1" office:value-type="string">
            <text:p text:style-name="P11">Priimek: </text:p>
          </table:table-cell>
          <table:table-cell table:style-name="Tabela12.D1" office:value-type="string">
            <text:p text:style-name="P10"><text:bookmark-start text:name="__DdeLink__569_699591415"/><text:bookmark text:name="Besedilo31"/><text:variable-set text:name="zahtevek" office:value-type="string">Koncilja</text:variable-set><text:bookmark-end text:name="__DdeLink__569_699591415"/></text:p>
          </table:table-cell>
        </table:table-row>
        <table:table-row table:style-name="Tabela12.1">
          <table:table-cell table:style-name="Tabela12.A1" office:value-type="string">
            <text:p text:style-name="P12"><text:span text:style-name="T11">Davčna številka</text:span><text:span text:style-name="Footnote_20_Symbol"><text:span text:style-name="T5"><text:note text:id="ftn2" text:note-class="footnote"><text:note-citation>2</text:note-citation><text:note-body><text:p text:style-name="P4">Podatek je potreben za opravljanje večine storitev na elektronski način v skladu z nameni uporabe potrdila, kot je določeno v Politiki SIGOV-CA, ni pa obvezen.</text:p></text:note-body></text:note></text:span></text:span><text:span text:style-name="T5">: </text:span></text:p>
          </table:table-cell>
          <table:table-cell table:style-name="Tabela12.B3" office:value-type="string">
            <text:p text:style-name="P10"><text:bookmark text:name="Besedilo32"/><text:variable-set text:name="zahtevek" office:value-type="string">21312132</text:variable-set></text:p>
          </table:table-cell>
          <table:table-cell table:style-name="Tabela12.A1" office:value-type="string">
            <text:p text:style-name="P12"><text:span text:style-name="T12">EMŠO</text:span><text:span text:style-name="Footnote_20_Symbol"><text:span text:style-name="T5"><text:note text:id="ftn3" text:note-class="footnote"><text:note-citation>3</text:note-citation><text:note-body><text:p text:style-name="P4">Podatek je potreben za opravljanje večine storitev na elektronski način v skladu z nameni uporabe potrdila, kot je določeno v Politiki SIGOV-CA, ni pa obvezen.</text:p></text:note-body></text:note></text:span></text:span><text:span text:style-name="T5">:</text:span></text:p>
          </table:table-cell>
          <table:table-cell table:style-name="Tabela12.D2" office:value-type="string">
            <text:p text:style-name="P10"><text:bookmark text:name="Besedilo33"/><text:variable-set text:name="zahtevek" office:value-type="string">1234567890123</text:variable-set></text:p>
          </table:table-cell>
        </table:table-row>
        <table:table-row table:style-name="Tabela12.1">
          <table:table-cell table:style-name="Tabela12.A1" office:value-type="string">
            <text:p text:style-name="P11">E-naslov:</text:p>
          </table:table-cell>
          <table:table-cell table:style-name="Tabela12.B3" office:value-type="string">
            <text:p text:style-name="P10"><text:bookmark text:name="Besedilo34"/><text:variable-set text:name="zahtevek" office:value-type="string">Naslov JEEE</text:variable-set></text:p>
          </table:table-cell>
          <table:table-cell table:style-name="Tabela12.A1" office:value-type="string">
            <text:p text:style-name="P11"/>
          </table:table-cell>
          <table:table-cell table:style-name="Tabela12.D3" office:value-type="string">
            <text:p text:style-name="P10"/>
          </table:table-cell>
        </table:table-row>
      </table:table>
      <text:p text:style-name="P6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5">Podatki o digitalnem potrdilu</text:p>
          </table:table-cell>
        </table:table-row>
      </table:table>
      <text:p text:style-name="P6"/>
      <text:p text:style-name="P6">Želim pridobiti potrdilo: <text:span text:style-name="T13"><text:variable-set text:name="zahtevek" office:value-type="string">Spletno</text:variable-set></text:span></text:p>
      <text:p text:style-name="Default"/>
      <text:p text:style-name="Default"/>
      <text:p text:style-name="Default"/>
      <text:p text:style-name="P6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12"><text:span text:style-name="T5">Geslo za preklic potrdila</text:span><text:span text:style-name="Footnote_20_Symbol"><text:span text:style-name="T3"><text:note text:id="ftn4" text:note-class="footnote"><text:note-citation>4</text:note-citation><text:note-body><text:p text:style-name="P3">Geslo za preklic potrdila je namenjeno preklicu po telefonu v skladu s Politiko SIGOV-CA. Dolgo je lahko do dvajset (20) alfanumeričnih znakov, sprememba gesla pa je možna le osebno pri SIGOV-CA ali z zašifriranim in digitalno podpisanim zahtevkom z veljavnim potrdilom.</text:p></text:note-body></text:note></text:span></text:span>:</text:p>
          </table:table-cell>
          <table:table-cell table:style-name="Tabela14.B1" office:value-type="string">
            <text:p text:style-name="P10"><text:bookmark text:name="Besedilo37"/><text:variable-set text:name="zahtevek" office:value-type="string">geslo123</text:variable-set></text:p>
          </table:table-cell>
        </table:table-row>
      </table:table>
      <text:p text:style-name="P6"/>
      <text:p text:style-name="Default"><text:span text:style-name="T4">Želim pridobiti digitalno potrdilo na pametni kartici</text:span><text:span text:style-name="T4"><text:note text:id="ftn5" text:note-class="footnote"><text:note-citation>5</text:note-citation><text:note-body><text:p text:style-name="P4">Evropska in slovenska zakonodaja določata, da potrdilo, prevzeto na varno sredstvo za elektronsko podpisovanje, omogoča izdelovanje elektronskega podpisa, ki je enakovreden lastnoročnemu podpisu. Spletna in posebna kvalificirana digitalna potrdila SIGOV-CA za zaposlene in splošne nazive se praviloma izdajo kot potrdila z obvezno uporabo pametnih kartic in so na podlagi odobrenega zahtevka prevzeta neposredno na imetnikovo pametno kartico. Izjemoma lahko bodoči imetnik zahteva drugače, če uporaba pametne kartice v njegovem okolju s tehničnega vidika ni mogoča.</text:p></text:note-body></text:note></text:span><text:span text:style-name="T4">: </text:span><text:bookmark text:name="Besedilo39"/><text:span text:style-name="T6"><text:variable-set text:name="zahtevek" office:value-type="string">DA</text:variable-set></text:span></text:p>
      <text:p text:style-name="P2"/>
      <text:p text:style-name="P2">Obrazložitev: Prevzem potrdila bo na varen način izveden v instituciji </text:p>
      <text:p text:style-name="P6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5">Podatki o opremi (izpolnite v primeru, če ste izbrali digitalno potrdilo na pametni kartici)</text:p>
          </table:table-cell>
        </table:table-row>
      </table:table>
      <text:p text:style-name="P6"/>
      <text:p text:style-name="P6">Imam pametno kartico:<text:span text:style-name="T8"> </text:span><text:bookmark text:name="Besedilo40"/><text:span text:style-name="T9"><text:variable-set text:name="zahtevek" office:value-type="string">NE</text:variable-set></text:span></text:p>
      <text:p text:style-name="P8">Imam čitalec (bodisi vgrajen v tipkovnico ali zunanji čitalec): <text:span text:style-name="T13"><text:variable-set text:name="zahtevek" office:value-type="string">DA</text:variable-set></text:span></text:p>
      <text:p text:style-name="Default"/>
      <text:p text:style-name="Standard"><text:span text:style-name="T1">S svojim podpisom soglašam, da se za izpolnitev tega zahtevka preverijo moji osebni podatki v Registru davčnih zavezancev, ter jamčim, da sem seznanjen(a) in da se strinjam z določili iz trenutno veljavne Politike SIGOV-CA. Strinjam se, da je v primeru objave nove politike</text:span><text:span text:style-name="Footnote_20_Symbol"><text:span text:style-name="T1"><text:note text:id="ftn6" text:note-class="footnote"><text:note-citation>6</text:note-citation><text:note-body><text:p text:style-name="P3">V primeru spremembe Politike SIGOV-CA se le-ta javno objavi osem (8) dni preden stopi v veljavo. Z dnem veljavnosti nove politike pa so vsa potrdila izdana po tej politiki.</text:p></text:note-body></text:note></text:span></text:span><text:span text:style-name="T1">, z dnem veljavnosti le-te, potrdilo iz tega zahtevka izdano po novi politiki. S svojim podpisom jamčim za resničnost navedenih podatkov ter pooblaščam SIGOV-CA, da moje osebne podatke iz tega zahtevka obdeluje za namene elektronskega poslovanja v skladu s Politiko SIGOV-CA ter zakonoma ZEPEP</text:span><text:span text:style-name="Footnote_20_Symbol"><text:span text:style-name="T1"><text:note text:id="ftn7" text:note-class="footnote"><text:note-citation>7</text:note-citation><text:note-body><text:p text:style-name="P3">Zakon o elektronskem poslovanju in elektronskem podpisu (Uradni list RS št. 57/2000, 25/2004 in 98/2004) </text:p></text:note-body></text:note></text:span></text:span><text:span text:style-name="T1"> in ZVOP</text:span><text:span text:style-name="Footnote_20_Symbol"><text:span text:style-name="T1"><text:note text:id="ftn8" text:note-class="footnote"><text:note-citation>8</text:note-citation><text:note-body><text:p text:style-name="P3">Zakon o varstvu osebnih podatkov (Uradni list RS št. 94/2007)</text:p></text:note-body></text:note></text:span></text:span><text:span text:style-name="T1">. Seznanjen(a) sem, da je oprema (pametna kartica, zunanji čitalec, če je bil dodeljen), ki jo bom prejel(a), last Vrhovnega sodišča Republike Slovenije. Z opremo bom ravnal(a) odgovorno in jo bom, po prenehanju uporabe digitalnega potrdila SIGOV-CA, za katerega sem podal(a) ta zahtevek, vrnil(a) na naslov Vrhovnega sodišča Republike Slovenije.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Kraj in datum:</text:p>
          </table:table-cell>
          <table:table-cell table:style-name="Table1.B1" office:value-type="string">
            <text:p text:style-name="P15"/>
          </table:table-cell>
          <table:table-cell table:style-name="Table1.A1" office:value-type="string">
            <text:p text:style-name="P14">Podpis bodočega imetnika:</text:p>
          </table:table-cell>
          <table:table-cell table:style-name="Table1.D1" office:value-type="string">
            <text:p text:style-name="P15"/>
          </table:table-cell>
        </table:table-row>
      </table:table>
      <text:p text:style-name="P16"><text:variable-set text:name="zahtevek" office:value-type="string"/></text:p>
      <text:p text:style-name="P17"><text:variable-set text:name="zahtevek" office:value-type="string"/><text:variable-set text:name="zahtevek" office:value-type="string"/><text:span text:style-name="T18">*</text:span><text:bookmark-start text:name="__DdeLink__5370_1191949864"/><text:span text:style-name="T17"><text:variable-set text:name="zahtevek" office:value-type="string">123</text:variable-set></text:span><text:bookmark-end text:name="__DdeLink__5370_1191949864"/><text:span text:style-name="T18">*</text:span></text:p>
      <text:p text:style-name="P18"><text:variable-set text:name="zahtevek" office:value-type="string">123</text:variable-set></text:p>
      <text:p text:style-name="Default"/>
      <text:h text:style-name="P20" text:outline-level="1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1"><text:span text:style-name="T2">Izpolni bodoči imetnik potrdila</text:span><text:span text:style-name="Footnote_20_Symbol"><text:span text:style-name="T10"><text:note text:id="ftn1" text:note-class="footnote"><text:note-citation>1</text:note-citation><text:note-body><text:p text:style-name="P4">V primeru zahtevka za več bodočih imetnikov hkrati je potrebno pripraviti in izpolniti ustrezno število te strani.</text:p></text:note-body></text:note></text:span></text:span></text:p>
          </table:table-cell>
        </table:table-row>
        <table:table-row table:style-name="Tabela11.1">
          <table:table-cell table:style-name="Tabela11.A2" office:value-type="string">
            <text:p text:style-name="P7">Podatki o bodočem imetniku</text:p>
          </table:table-cell>
        </table:table-row>
      </table:table>
      <text:p text:style-name="P6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11">Ime: </text:p>
          </table:table-cell>
          <table:table-cell table:style-name="Tabela12.B1" office:value-type="string">
            <text:p text:style-name="P10"><text:bookmark-start text:name="__DdeLink__4804_1191949864"/><text:bookmark-start text:name="__DdeLink__18588_1091673197"/><text:bookmark-start text:name="__DdeLink__23640_1091673197"/><text:bookmark text:name="Besedilo30"/><text:variable-set text:name="zahtevek" office:value-type="string">Andrej7</text:variable-set><text:bookmark-end text:name="__DdeLink__4804_1191949864"/><text:bookmark-end text:name="__DdeLink__18588_1091673197"/><text:bookmark-end text:name="__DdeLink__23640_1091673197"/></text:p>
          </table:table-cell>
          <table:table-cell table:style-name="Tabela12.A1" office:value-type="string">
            <text:p text:style-name="P11">Priimek: </text:p>
          </table:table-cell>
          <table:table-cell table:style-name="Tabela12.D1" office:value-type="string">
            <text:p text:style-name="P10"><text:bookmark-start text:name="__DdeLink__569_699591415"/><text:bookmark text:name="Besedilo31"/><text:variable-set text:name="zahtevek" office:value-type="string">Koncilja</text:variable-set><text:bookmark-end text:name="__DdeLink__569_699591415"/></text:p>
          </table:table-cell>
        </table:table-row>
        <table:table-row table:style-name="Tabela12.1">
          <table:table-cell table:style-name="Tabela12.A1" office:value-type="string">
            <text:p text:style-name="P12"><text:span text:style-name="T11">Davčna številka</text:span><text:span text:style-name="Footnote_20_Symbol"><text:span text:style-name="T5"><text:note text:id="ftn2" text:note-class="footnote"><text:note-citation>2</text:note-citation><text:note-body><text:p text:style-name="P4">Podatek je potreben za opravljanje večine storitev na elektronski način v skladu z nameni uporabe potrdila, kot je določeno v Politiki SIGOV-CA, ni pa obvezen.</text:p></text:note-body></text:note></text:span></text:span><text:span text:style-name="T5">: </text:span></text:p>
          </table:table-cell>
          <table:table-cell table:style-name="Tabela12.B3" office:value-type="string">
            <text:p text:style-name="P10"><text:bookmark text:name="Besedilo32"/><text:variable-set text:name="zahtevek" office:value-type="string">21312132</text:variable-set></text:p>
          </table:table-cell>
          <table:table-cell table:style-name="Tabela12.A1" office:value-type="string">
            <text:p text:style-name="P12"><text:span text:style-name="T12">EMŠO</text:span><text:span text:style-name="Footnote_20_Symbol"><text:span text:style-name="T5"><text:note text:id="ftn3" text:note-class="footnote"><text:note-citation>3</text:note-citation><text:note-body><text:p text:style-name="P4">Podatek je potreben za opravljanje večine storitev na elektronski način v skladu z nameni uporabe potrdila, kot je določeno v Politiki SIGOV-CA, ni pa obvezen.</text:p></text:note-body></text:note></text:span></text:span><text:span text:style-name="T5">:</text:span></text:p>
          </table:table-cell>
          <table:table-cell table:style-name="Tabela12.D2" office:value-type="string">
            <text:p text:style-name="P10"><text:bookmark text:name="Besedilo33"/><text:variable-set text:name="zahtevek" office:value-type="string">1234567890123</text:variable-set></text:p>
          </table:table-cell>
        </table:table-row>
        <table:table-row table:style-name="Tabela12.1">
          <table:table-cell table:style-name="Tabela12.A1" office:value-type="string">
            <text:p text:style-name="P11">E-naslov:</text:p>
          </table:table-cell>
          <table:table-cell table:style-name="Tabela12.B3" office:value-type="string">
            <text:p text:style-name="P10"><text:bookmark text:name="Besedilo34"/><text:variable-set text:name="zahtevek" office:value-type="string">Naslov JEEE</text:variable-set></text:p>
          </table:table-cell>
          <table:table-cell table:style-name="Tabela12.A1" office:value-type="string">
            <text:p text:style-name="P11"/>
          </table:table-cell>
          <table:table-cell table:style-name="Tabela12.D3" office:value-type="string">
            <text:p text:style-name="P10"/>
          </table:table-cell>
        </table:table-row>
      </table:table>
      <text:p text:style-name="P6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5">Podatki o digitalnem potrdilu</text:p>
          </table:table-cell>
        </table:table-row>
      </table:table>
      <text:p text:style-name="P6"/>
      <text:p text:style-name="P6">Želim pridobiti potrdilo: <text:span text:style-name="T13"><text:variable-set text:name="zahtevek" office:value-type="string">Spletno</text:variable-set></text:span></text:p>
      <text:p text:style-name="Default"/>
      <text:p text:style-name="Default"/>
      <text:p text:style-name="Default"/>
      <text:p text:style-name="P6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12"><text:span text:style-name="T5">Geslo za preklic potrdila</text:span><text:span text:style-name="Footnote_20_Symbol"><text:span text:style-name="T3"><text:note text:id="ftn4" text:note-class="footnote"><text:note-citation>4</text:note-citation><text:note-body><text:p text:style-name="P3">Geslo za preklic potrdila je namenjeno preklicu po telefonu v skladu s Politiko SIGOV-CA. Dolgo je lahko do dvajset (20) alfanumeričnih znakov, sprememba gesla pa je možna le osebno pri SIGOV-CA ali z zašifriranim in digitalno podpisanim zahtevkom z veljavnim potrdilom.</text:p></text:note-body></text:note></text:span></text:span>:</text:p>
          </table:table-cell>
          <table:table-cell table:style-name="Tabela14.B1" office:value-type="string">
            <text:p text:style-name="P10"><text:bookmark text:name="Besedilo37"/><text:variable-set text:name="zahtevek" office:value-type="string">geslo123</text:variable-set></text:p>
          </table:table-cell>
        </table:table-row>
      </table:table>
      <text:p text:style-name="P6"/>
      <text:p text:style-name="Default"><text:span text:style-name="T4">Želim pridobiti digitalno potrdilo na pametni kartici</text:span><text:span text:style-name="T4"><text:note text:id="ftn5" text:note-class="footnote"><text:note-citation>5</text:note-citation><text:note-body><text:p text:style-name="P4">Evropska in slovenska zakonodaja določata, da potrdilo, prevzeto na varno sredstvo za elektronsko podpisovanje, omogoča izdelovanje elektronskega podpisa, ki je enakovreden lastnoročnemu podpisu. Spletna in posebna kvalificirana digitalna potrdila SIGOV-CA za zaposlene in splošne nazive se praviloma izdajo kot potrdila z obvezno uporabo pametnih kartic in so na podlagi odobrenega zahtevka prevzeta neposredno na imetnikovo pametno kartico. Izjemoma lahko bodoči imetnik zahteva drugače, če uporaba pametne kartice v njegovem okolju s tehničnega vidika ni mogoča.</text:p></text:note-body></text:note></text:span><text:span text:style-name="T4">: </text:span><text:bookmark text:name="Besedilo39"/><text:span text:style-name="T6"><text:variable-set text:name="zahtevek" office:value-type="string">DA</text:variable-set></text:span></text:p>
      <text:p text:style-name="P2"/>
      <text:p text:style-name="P2">Obrazložitev: Prevzem potrdila bo na varen način izveden v instituciji </text:p>
      <text:p text:style-name="P6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5">Podatki o opremi (izpolnite v primeru, če ste izbrali digitalno potrdilo na pametni kartici)</text:p>
          </table:table-cell>
        </table:table-row>
      </table:table>
      <text:p text:style-name="P6"/>
      <text:p text:style-name="P6">Imam pametno kartico:<text:span text:style-name="T8"> </text:span><text:bookmark text:name="Besedilo40"/><text:span text:style-name="T9"><text:variable-set text:name="zahtevek" office:value-type="string">NE</text:variable-set></text:span></text:p>
      <text:p text:style-name="P8">Imam čitalec (bodisi vgrajen v tipkovnico ali zunanji čitalec): <text:span text:style-name="T13"><text:variable-set text:name="zahtevek" office:value-type="string">DA</text:variable-set></text:span></text:p>
      <text:p text:style-name="Default"/>
      <text:p text:style-name="Standard"><text:span text:style-name="T1">S svojim podpisom soglašam, da se za izpolnitev tega zahtevka preverijo moji osebni podatki v Registru davčnih zavezancev, ter jamčim, da sem seznanjen(a) in da se strinjam z določili iz trenutno veljavne Politike SIGOV-CA. Strinjam se, da je v primeru objave nove politike</text:span><text:span text:style-name="Footnote_20_Symbol"><text:span text:style-name="T1"><text:note text:id="ftn6" text:note-class="footnote"><text:note-citation>6</text:note-citation><text:note-body><text:p text:style-name="P3">V primeru spremembe Politike SIGOV-CA se le-ta javno objavi osem (8) dni preden stopi v veljavo. Z dnem veljavnosti nove politike pa so vsa potrdila izdana po tej politiki.</text:p></text:note-body></text:note></text:span></text:span><text:span text:style-name="T1">, z dnem veljavnosti le-te, potrdilo iz tega zahtevka izdano po novi politiki. S svojim podpisom jamčim za resničnost navedenih podatkov ter pooblaščam SIGOV-CA, da moje osebne podatke iz tega zahtevka obdeluje za namene elektronskega poslovanja v skladu s Politiko SIGOV-CA ter zakonoma ZEPEP</text:span><text:span text:style-name="Footnote_20_Symbol"><text:span text:style-name="T1"><text:note text:id="ftn7" text:note-class="footnote"><text:note-citation>7</text:note-citation><text:note-body><text:p text:style-name="P3">Zakon o elektronskem poslovanju in elektronskem podpisu (Uradni list RS št. 57/2000, 25/2004 in 98/2004) </text:p></text:note-body></text:note></text:span></text:span><text:span text:style-name="T1"> in ZVOP</text:span><text:span text:style-name="Footnote_20_Symbol"><text:span text:style-name="T1"><text:note text:id="ftn8" text:note-class="footnote"><text:note-citation>8</text:note-citation><text:note-body><text:p text:style-name="P3">Zakon o varstvu osebnih podatkov (Uradni list RS št. 94/2007)</text:p></text:note-body></text:note></text:span></text:span><text:span text:style-name="T1">. Seznanjen(a) sem, da je oprema (pametna kartica, zunanji čitalec, če je bil dodeljen), ki jo bom prejel(a), last Vrhovnega sodišča Republike Slovenije. Z opremo bom ravnal(a) odgovorno in jo bom, po prenehanju uporabe digitalnega potrdila SIGOV-CA, za katerega sem podal(a) ta zahtevek, vrnil(a) na naslov Vrhovnega sodišča Republike Slovenije.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Kraj in datum:</text:p>
          </table:table-cell>
          <table:table-cell table:style-name="Table1.B1" office:value-type="string">
            <text:p text:style-name="P15"/>
          </table:table-cell>
          <table:table-cell table:style-name="Table1.A1" office:value-type="string">
            <text:p text:style-name="P14">Podpis bodočega imetnika:</text:p>
          </table:table-cell>
          <table:table-cell table:style-name="Table1.D1" office:value-type="string">
            <text:p text:style-name="P15"/>
          </table:table-cell>
        </table:table-row>
      </table:table>
      <text:p text:style-name="P16"><text:variable-set text:name="zahtevek" office:value-type="string"/></text:p>
      <text:p text:style-name="P17"><text:variable-set text:name="zahtevek" office:value-type="string"/><text:variable-set text:name="zahtevek" office:value-type="string"/><text:span text:style-name="T18">*</text:span><text:bookmark-start text:name="__DdeLink__5370_1191949864"/><text:span text:style-name="T17"><text:variable-set text:name="zahtevek" office:value-type="string">123</text:variable-set></text:span><text:bookmark-end text:name="__DdeLink__5370_1191949864"/><text:span text:style-name="T18">*</text:span></text:p>
      <text:p text:style-name="P18"><text:variable-set text:name="zahtevek" office:value-type="string">123</text:variable-set></text:p>
      <text:p text:style-name="Default"/>
      <text:h text:style-name="P20" text:outline-level="1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1"><text:span text:style-name="T2">Izpolni bodoči imetnik potrdila</text:span><text:span text:style-name="Footnote_20_Symbol"><text:span text:style-name="T10"><text:note text:id="ftn1" text:note-class="footnote"><text:note-citation>1</text:note-citation><text:note-body><text:p text:style-name="P4">V primeru zahtevka za več bodočih imetnikov hkrati je potrebno pripraviti in izpolniti ustrezno število te strani.</text:p></text:note-body></text:note></text:span></text:span></text:p>
          </table:table-cell>
        </table:table-row>
        <table:table-row table:style-name="Tabela11.1">
          <table:table-cell table:style-name="Tabela11.A2" office:value-type="string">
            <text:p text:style-name="P7">Podatki o bodočem imetniku</text:p>
          </table:table-cell>
        </table:table-row>
      </table:table>
      <text:p text:style-name="P6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11">Ime: </text:p>
          </table:table-cell>
          <table:table-cell table:style-name="Tabela12.B1" office:value-type="string">
            <text:p text:style-name="P10"><text:bookmark-start text:name="__DdeLink__4804_1191949864"/><text:bookmark-start text:name="__DdeLink__18588_1091673197"/><text:bookmark-start text:name="__DdeLink__23640_1091673197"/><text:bookmark text:name="Besedilo30"/><text:variable-set text:name="zahtevek" office:value-type="string">Andrej8</text:variable-set><text:bookmark-end text:name="__DdeLink__4804_1191949864"/><text:bookmark-end text:name="__DdeLink__18588_1091673197"/><text:bookmark-end text:name="__DdeLink__23640_1091673197"/></text:p>
          </table:table-cell>
          <table:table-cell table:style-name="Tabela12.A1" office:value-type="string">
            <text:p text:style-name="P11">Priimek: </text:p>
          </table:table-cell>
          <table:table-cell table:style-name="Tabela12.D1" office:value-type="string">
            <text:p text:style-name="P10"><text:bookmark-start text:name="__DdeLink__569_699591415"/><text:bookmark text:name="Besedilo31"/><text:variable-set text:name="zahtevek" office:value-type="string">Koncilja</text:variable-set><text:bookmark-end text:name="__DdeLink__569_699591415"/></text:p>
          </table:table-cell>
        </table:table-row>
        <table:table-row table:style-name="Tabela12.1">
          <table:table-cell table:style-name="Tabela12.A1" office:value-type="string">
            <text:p text:style-name="P12"><text:span text:style-name="T11">Davčna številka</text:span><text:span text:style-name="Footnote_20_Symbol"><text:span text:style-name="T5"><text:note text:id="ftn2" text:note-class="footnote"><text:note-citation>2</text:note-citation><text:note-body><text:p text:style-name="P4">Podatek je potreben za opravljanje večine storitev na elektronski način v skladu z nameni uporabe potrdila, kot je določeno v Politiki SIGOV-CA, ni pa obvezen.</text:p></text:note-body></text:note></text:span></text:span><text:span text:style-name="T5">: </text:span></text:p>
          </table:table-cell>
          <table:table-cell table:style-name="Tabela12.B3" office:value-type="string">
            <text:p text:style-name="P10"><text:bookmark text:name="Besedilo32"/><text:variable-set text:name="zahtevek" office:value-type="string">21312132</text:variable-set></text:p>
          </table:table-cell>
          <table:table-cell table:style-name="Tabela12.A1" office:value-type="string">
            <text:p text:style-name="P12"><text:span text:style-name="T12">EMŠO</text:span><text:span text:style-name="Footnote_20_Symbol"><text:span text:style-name="T5"><text:note text:id="ftn3" text:note-class="footnote"><text:note-citation>3</text:note-citation><text:note-body><text:p text:style-name="P4">Podatek je potreben za opravljanje večine storitev na elektronski način v skladu z nameni uporabe potrdila, kot je določeno v Politiki SIGOV-CA, ni pa obvezen.</text:p></text:note-body></text:note></text:span></text:span><text:span text:style-name="T5">:</text:span></text:p>
          </table:table-cell>
          <table:table-cell table:style-name="Tabela12.D2" office:value-type="string">
            <text:p text:style-name="P10"><text:bookmark text:name="Besedilo33"/><text:variable-set text:name="zahtevek" office:value-type="string">1234567890123</text:variable-set></text:p>
          </table:table-cell>
        </table:table-row>
        <table:table-row table:style-name="Tabela12.1">
          <table:table-cell table:style-name="Tabela12.A1" office:value-type="string">
            <text:p text:style-name="P11">E-naslov:</text:p>
          </table:table-cell>
          <table:table-cell table:style-name="Tabela12.B3" office:value-type="string">
            <text:p text:style-name="P10"><text:bookmark text:name="Besedilo34"/><text:variable-set text:name="zahtevek" office:value-type="string">Naslov JEEE</text:variable-set></text:p>
          </table:table-cell>
          <table:table-cell table:style-name="Tabela12.A1" office:value-type="string">
            <text:p text:style-name="P11"/>
          </table:table-cell>
          <table:table-cell table:style-name="Tabela12.D3" office:value-type="string">
            <text:p text:style-name="P10"/>
          </table:table-cell>
        </table:table-row>
      </table:table>
      <text:p text:style-name="P6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5">Podatki o digitalnem potrdilu</text:p>
          </table:table-cell>
        </table:table-row>
      </table:table>
      <text:p text:style-name="P6"/>
      <text:p text:style-name="P6">Želim pridobiti potrdilo: <text:span text:style-name="T13"><text:variable-set text:name="zahtevek" office:value-type="string">Spletno</text:variable-set></text:span></text:p>
      <text:p text:style-name="Default"/>
      <text:p text:style-name="Default"/>
      <text:p text:style-name="Default"/>
      <text:p text:style-name="P6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12"><text:span text:style-name="T5">Geslo za preklic potrdila</text:span><text:span text:style-name="Footnote_20_Symbol"><text:span text:style-name="T3"><text:note text:id="ftn4" text:note-class="footnote"><text:note-citation>4</text:note-citation><text:note-body><text:p text:style-name="P3">Geslo za preklic potrdila je namenjeno preklicu po telefonu v skladu s Politiko SIGOV-CA. Dolgo je lahko do dvajset (20) alfanumeričnih znakov, sprememba gesla pa je možna le osebno pri SIGOV-CA ali z zašifriranim in digitalno podpisanim zahtevkom z veljavnim potrdilom.</text:p></text:note-body></text:note></text:span></text:span>:</text:p>
          </table:table-cell>
          <table:table-cell table:style-name="Tabela14.B1" office:value-type="string">
            <text:p text:style-name="P10"><text:bookmark text:name="Besedilo37"/><text:variable-set text:name="zahtevek" office:value-type="string">geslo123</text:variable-set></text:p>
          </table:table-cell>
        </table:table-row>
      </table:table>
      <text:p text:style-name="P6"/>
      <text:p text:style-name="Default"><text:span text:style-name="T4">Želim pridobiti digitalno potrdilo na pametni kartici</text:span><text:span text:style-name="T4"><text:note text:id="ftn5" text:note-class="footnote"><text:note-citation>5</text:note-citation><text:note-body><text:p text:style-name="P4">Evropska in slovenska zakonodaja določata, da potrdilo, prevzeto na varno sredstvo za elektronsko podpisovanje, omogoča izdelovanje elektronskega podpisa, ki je enakovreden lastnoročnemu podpisu. Spletna in posebna kvalificirana digitalna potrdila SIGOV-CA za zaposlene in splošne nazive se praviloma izdajo kot potrdila z obvezno uporabo pametnih kartic in so na podlagi odobrenega zahtevka prevzeta neposredno na imetnikovo pametno kartico. Izjemoma lahko bodoči imetnik zahteva drugače, če uporaba pametne kartice v njegovem okolju s tehničnega vidika ni mogoča.</text:p></text:note-body></text:note></text:span><text:span text:style-name="T4">: </text:span><text:bookmark text:name="Besedilo39"/><text:span text:style-name="T6"><text:variable-set text:name="zahtevek" office:value-type="string">DA</text:variable-set></text:span></text:p>
      <text:p text:style-name="P2"/>
      <text:p text:style-name="P2">Obrazložitev: Prevzem potrdila bo na varen način izveden v instituciji </text:p>
      <text:p text:style-name="P6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5">Podatki o opremi (izpolnite v primeru, če ste izbrali digitalno potrdilo na pametni kartici)</text:p>
          </table:table-cell>
        </table:table-row>
      </table:table>
      <text:p text:style-name="P6"/>
      <text:p text:style-name="P6">Imam pametno kartico:<text:span text:style-name="T8"> </text:span><text:bookmark text:name="Besedilo40"/><text:span text:style-name="T9"><text:variable-set text:name="zahtevek" office:value-type="string">NE</text:variable-set></text:span></text:p>
      <text:p text:style-name="P8">Imam čitalec (bodisi vgrajen v tipkovnico ali zunanji čitalec): <text:span text:style-name="T13"><text:variable-set text:name="zahtevek" office:value-type="string">DA</text:variable-set></text:span></text:p>
      <text:p text:style-name="Default"/>
      <text:p text:style-name="Standard"><text:span text:style-name="T1">S svojim podpisom soglašam, da se za izpolnitev tega zahtevka preverijo moji osebni podatki v Registru davčnih zavezancev, ter jamčim, da sem seznanjen(a) in da se strinjam z določili iz trenutno veljavne Politike SIGOV-CA. Strinjam se, da je v primeru objave nove politike</text:span><text:span text:style-name="Footnote_20_Symbol"><text:span text:style-name="T1"><text:note text:id="ftn6" text:note-class="footnote"><text:note-citation>6</text:note-citation><text:note-body><text:p text:style-name="P3">V primeru spremembe Politike SIGOV-CA se le-ta javno objavi osem (8) dni preden stopi v veljavo. Z dnem veljavnosti nove politike pa so vsa potrdila izdana po tej politiki.</text:p></text:note-body></text:note></text:span></text:span><text:span text:style-name="T1">, z dnem veljavnosti le-te, potrdilo iz tega zahtevka izdano po novi politiki. S svojim podpisom jamčim za resničnost navedenih podatkov ter pooblaščam SIGOV-CA, da moje osebne podatke iz tega zahtevka obdeluje za namene elektronskega poslovanja v skladu s Politiko SIGOV-CA ter zakonoma ZEPEP</text:span><text:span text:style-name="Footnote_20_Symbol"><text:span text:style-name="T1"><text:note text:id="ftn7" text:note-class="footnote"><text:note-citation>7</text:note-citation><text:note-body><text:p text:style-name="P3">Zakon o elektronskem poslovanju in elektronskem podpisu (Uradni list RS št. 57/2000, 25/2004 in 98/2004) </text:p></text:note-body></text:note></text:span></text:span><text:span text:style-name="T1"> in ZVOP</text:span><text:span text:style-name="Footnote_20_Symbol"><text:span text:style-name="T1"><text:note text:id="ftn8" text:note-class="footnote"><text:note-citation>8</text:note-citation><text:note-body><text:p text:style-name="P3">Zakon o varstvu osebnih podatkov (Uradni list RS št. 94/2007)</text:p></text:note-body></text:note></text:span></text:span><text:span text:style-name="T1">. Seznanjen(a) sem, da je oprema (pametna kartica, zunanji čitalec, če je bil dodeljen), ki jo bom prejel(a), last Vrhovnega sodišča Republike Slovenije. Z opremo bom ravnal(a) odgovorno in jo bom, po prenehanju uporabe digitalnega potrdila SIGOV-CA, za katerega sem podal(a) ta zahtevek, vrnil(a) na naslov Vrhovnega sodišča Republike Slovenije.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Kraj in datum:</text:p>
          </table:table-cell>
          <table:table-cell table:style-name="Table1.B1" office:value-type="string">
            <text:p text:style-name="P15"/>
          </table:table-cell>
          <table:table-cell table:style-name="Table1.A1" office:value-type="string">
            <text:p text:style-name="P14">Podpis bodočega imetnika:</text:p>
          </table:table-cell>
          <table:table-cell table:style-name="Table1.D1" office:value-type="string">
            <text:p text:style-name="P15"/>
          </table:table-cell>
        </table:table-row>
      </table:table>
      <text:p text:style-name="P16"><text:variable-set text:name="zahtevek" office:value-type="string"/></text:p>
      <text:p text:style-name="P17"><text:variable-set text:name="zahtevek" office:value-type="string"/><text:variable-set text:name="zahtevek" office:value-type="string"/><text:span text:style-name="T18">*</text:span><text:bookmark-start text:name="__DdeLink__5370_1191949864"/><text:span text:style-name="T17"><text:variable-set text:name="zahtevek" office:value-type="string">123</text:variable-set></text:span><text:bookmark-end text:name="__DdeLink__5370_1191949864"/><text:span text:style-name="T18">*</text:span></text:p>
      <text:p text:style-name="P18"><text:variable-set text:name="zahtevek" office:value-type="string">123</text:variable-set></text:p>
      <text:p text:style-name="Default"/>
      <text:h text:style-name="P20" text:outline-level="1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1"><text:span text:style-name="T2">Izpolni bodoči imetnik potrdila</text:span><text:span text:style-name="Footnote_20_Symbol"><text:span text:style-name="T10"><text:note text:id="ftn1" text:note-class="footnote"><text:note-citation>1</text:note-citation><text:note-body><text:p text:style-name="P4">V primeru zahtevka za več bodočih imetnikov hkrati je potrebno pripraviti in izpolniti ustrezno število te strani.</text:p></text:note-body></text:note></text:span></text:span></text:p>
          </table:table-cell>
        </table:table-row>
        <table:table-row table:style-name="Tabela11.1">
          <table:table-cell table:style-name="Tabela11.A2" office:value-type="string">
            <text:p text:style-name="P7">Podatki o bodočem imetniku</text:p>
          </table:table-cell>
        </table:table-row>
      </table:table>
      <text:p text:style-name="P6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11">Ime: </text:p>
          </table:table-cell>
          <table:table-cell table:style-name="Tabela12.B1" office:value-type="string">
            <text:p text:style-name="P10"><text:bookmark-start text:name="__DdeLink__4804_1191949864"/><text:bookmark-start text:name="__DdeLink__18588_1091673197"/><text:bookmark-start text:name="__DdeLink__23640_1091673197"/><text:bookmark text:name="Besedilo30"/><text:variable-set text:name="zahtevek" office:value-type="string">Andrej9</text:variable-set><text:bookmark-end text:name="__DdeLink__4804_1191949864"/><text:bookmark-end text:name="__DdeLink__18588_1091673197"/><text:bookmark-end text:name="__DdeLink__23640_1091673197"/></text:p>
          </table:table-cell>
          <table:table-cell table:style-name="Tabela12.A1" office:value-type="string">
            <text:p text:style-name="P11">Priimek: </text:p>
          </table:table-cell>
          <table:table-cell table:style-name="Tabela12.D1" office:value-type="string">
            <text:p text:style-name="P10"><text:bookmark-start text:name="__DdeLink__569_699591415"/><text:bookmark text:name="Besedilo31"/><text:variable-set text:name="zahtevek" office:value-type="string">Koncilja</text:variable-set><text:bookmark-end text:name="__DdeLink__569_699591415"/></text:p>
          </table:table-cell>
        </table:table-row>
        <table:table-row table:style-name="Tabela12.1">
          <table:table-cell table:style-name="Tabela12.A1" office:value-type="string">
            <text:p text:style-name="P12"><text:span text:style-name="T11">Davčna številka</text:span><text:span text:style-name="Footnote_20_Symbol"><text:span text:style-name="T5"><text:note text:id="ftn2" text:note-class="footnote"><text:note-citation>2</text:note-citation><text:note-body><text:p text:style-name="P4">Podatek je potreben za opravljanje večine storitev na elektronski način v skladu z nameni uporabe potrdila, kot je določeno v Politiki SIGOV-CA, ni pa obvezen.</text:p></text:note-body></text:note></text:span></text:span><text:span text:style-name="T5">: </text:span></text:p>
          </table:table-cell>
          <table:table-cell table:style-name="Tabela12.B3" office:value-type="string">
            <text:p text:style-name="P10"><text:bookmark text:name="Besedilo32"/><text:variable-set text:name="zahtevek" office:value-type="string">21312132</text:variable-set></text:p>
          </table:table-cell>
          <table:table-cell table:style-name="Tabela12.A1" office:value-type="string">
            <text:p text:style-name="P12"><text:span text:style-name="T12">EMŠO</text:span><text:span text:style-name="Footnote_20_Symbol"><text:span text:style-name="T5"><text:note text:id="ftn3" text:note-class="footnote"><text:note-citation>3</text:note-citation><text:note-body><text:p text:style-name="P4">Podatek je potreben za opravljanje večine storitev na elektronski način v skladu z nameni uporabe potrdila, kot je določeno v Politiki SIGOV-CA, ni pa obvezen.</text:p></text:note-body></text:note></text:span></text:span><text:span text:style-name="T5">:</text:span></text:p>
          </table:table-cell>
          <table:table-cell table:style-name="Tabela12.D2" office:value-type="string">
            <text:p text:style-name="P10"><text:bookmark text:name="Besedilo33"/><text:variable-set text:name="zahtevek" office:value-type="string">1234567890123</text:variable-set></text:p>
          </table:table-cell>
        </table:table-row>
        <table:table-row table:style-name="Tabela12.1">
          <table:table-cell table:style-name="Tabela12.A1" office:value-type="string">
            <text:p text:style-name="P11">E-naslov:</text:p>
          </table:table-cell>
          <table:table-cell table:style-name="Tabela12.B3" office:value-type="string">
            <text:p text:style-name="P10"><text:bookmark text:name="Besedilo34"/><text:variable-set text:name="zahtevek" office:value-type="string">Naslov JEEE</text:variable-set></text:p>
          </table:table-cell>
          <table:table-cell table:style-name="Tabela12.A1" office:value-type="string">
            <text:p text:style-name="P11"/>
          </table:table-cell>
          <table:table-cell table:style-name="Tabela12.D3" office:value-type="string">
            <text:p text:style-name="P10"/>
          </table:table-cell>
        </table:table-row>
      </table:table>
      <text:p text:style-name="P6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5">Podatki o digitalnem potrdilu</text:p>
          </table:table-cell>
        </table:table-row>
      </table:table>
      <text:p text:style-name="P6"/>
      <text:p text:style-name="P6">Želim pridobiti potrdilo: <text:span text:style-name="T13"><text:variable-set text:name="zahtevek" office:value-type="string">Spletno</text:variable-set></text:span></text:p>
      <text:p text:style-name="Default"/>
      <text:p text:style-name="Default"/>
      <text:p text:style-name="Default"/>
      <text:p text:style-name="P6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12"><text:span text:style-name="T5">Geslo za preklic potrdila</text:span><text:span text:style-name="Footnote_20_Symbol"><text:span text:style-name="T3"><text:note text:id="ftn4" text:note-class="footnote"><text:note-citation>4</text:note-citation><text:note-body><text:p text:style-name="P3">Geslo za preklic potrdila je namenjeno preklicu po telefonu v skladu s Politiko SIGOV-CA. Dolgo je lahko do dvajset (20) alfanumeričnih znakov, sprememba gesla pa je možna le osebno pri SIGOV-CA ali z zašifriranim in digitalno podpisanim zahtevkom z veljavnim potrdilom.</text:p></text:note-body></text:note></text:span></text:span>:</text:p>
          </table:table-cell>
          <table:table-cell table:style-name="Tabela14.B1" office:value-type="string">
            <text:p text:style-name="P10"><text:bookmark text:name="Besedilo37"/><text:variable-set text:name="zahtevek" office:value-type="string">geslo123</text:variable-set></text:p>
          </table:table-cell>
        </table:table-row>
      </table:table>
      <text:p text:style-name="P6"/>
      <text:p text:style-name="Default"><text:span text:style-name="T4">Želim pridobiti digitalno potrdilo na pametni kartici</text:span><text:span text:style-name="T4"><text:note text:id="ftn5" text:note-class="footnote"><text:note-citation>5</text:note-citation><text:note-body><text:p text:style-name="P4">Evropska in slovenska zakonodaja določata, da potrdilo, prevzeto na varno sredstvo za elektronsko podpisovanje, omogoča izdelovanje elektronskega podpisa, ki je enakovreden lastnoročnemu podpisu. Spletna in posebna kvalificirana digitalna potrdila SIGOV-CA za zaposlene in splošne nazive se praviloma izdajo kot potrdila z obvezno uporabo pametnih kartic in so na podlagi odobrenega zahtevka prevzeta neposredno na imetnikovo pametno kartico. Izjemoma lahko bodoči imetnik zahteva drugače, če uporaba pametne kartice v njegovem okolju s tehničnega vidika ni mogoča.</text:p></text:note-body></text:note></text:span><text:span text:style-name="T4">: </text:span><text:bookmark text:name="Besedilo39"/><text:span text:style-name="T6"><text:variable-set text:name="zahtevek" office:value-type="string">DA</text:variable-set></text:span></text:p>
      <text:p text:style-name="P2"/>
      <text:p text:style-name="P2">Obrazložitev: Prevzem potrdila bo na varen način izveden v instituciji </text:p>
      <text:p text:style-name="P6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5">Podatki o opremi (izpolnite v primeru, če ste izbrali digitalno potrdilo na pametni kartici)</text:p>
          </table:table-cell>
        </table:table-row>
      </table:table>
      <text:p text:style-name="P6"/>
      <text:p text:style-name="P6">Imam pametno kartico:<text:span text:style-name="T8"> </text:span><text:bookmark text:name="Besedilo40"/><text:span text:style-name="T9"><text:variable-set text:name="zahtevek" office:value-type="string">NE</text:variable-set></text:span></text:p>
      <text:p text:style-name="P8">Imam čitalec (bodisi vgrajen v tipkovnico ali zunanji čitalec): <text:span text:style-name="T13"><text:variable-set text:name="zahtevek" office:value-type="string">DA</text:variable-set></text:span></text:p>
      <text:p text:style-name="Default"/>
      <text:p text:style-name="Standard"><text:span text:style-name="T1">S svojim podpisom soglašam, da se za izpolnitev tega zahtevka preverijo moji osebni podatki v Registru davčnih zavezancev, ter jamčim, da sem seznanjen(a) in da se strinjam z določili iz trenutno veljavne Politike SIGOV-CA. Strinjam se, da je v primeru objave nove politike</text:span><text:span text:style-name="Footnote_20_Symbol"><text:span text:style-name="T1"><text:note text:id="ftn6" text:note-class="footnote"><text:note-citation>6</text:note-citation><text:note-body><text:p text:style-name="P3">V primeru spremembe Politike SIGOV-CA se le-ta javno objavi osem (8) dni preden stopi v veljavo. Z dnem veljavnosti nove politike pa so vsa potrdila izdana po tej politiki.</text:p></text:note-body></text:note></text:span></text:span><text:span text:style-name="T1">, z dnem veljavnosti le-te, potrdilo iz tega zahtevka izdano po novi politiki. S svojim podpisom jamčim za resničnost navedenih podatkov ter pooblaščam SIGOV-CA, da moje osebne podatke iz tega zahtevka obdeluje za namene elektronskega poslovanja v skladu s Politiko SIGOV-CA ter zakonoma ZEPEP</text:span><text:span text:style-name="Footnote_20_Symbol"><text:span text:style-name="T1"><text:note text:id="ftn7" text:note-class="footnote"><text:note-citation>7</text:note-citation><text:note-body><text:p text:style-name="P3">Zakon o elektronskem poslovanju in elektronskem podpisu (Uradni list RS št. 57/2000, 25/2004 in 98/2004) </text:p></text:note-body></text:note></text:span></text:span><text:span text:style-name="T1"> in ZVOP</text:span><text:span text:style-name="Footnote_20_Symbol"><text:span text:style-name="T1"><text:note text:id="ftn8" text:note-class="footnote"><text:note-citation>8</text:note-citation><text:note-body><text:p text:style-name="P3">Zakon o varstvu osebnih podatkov (Uradni list RS št. 94/2007)</text:p></text:note-body></text:note></text:span></text:span><text:span text:style-name="T1">. Seznanjen(a) sem, da je oprema (pametna kartica, zunanji čitalec, če je bil dodeljen), ki jo bom prejel(a), last Vrhovnega sodišča Republike Slovenije. Z opremo bom ravnal(a) odgovorno in jo bom, po prenehanju uporabe digitalnega potrdila SIGOV-CA, za katerega sem podal(a) ta zahtevek, vrnil(a) na naslov Vrhovnega sodišča Republike Slovenije.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Kraj in datum:</text:p>
          </table:table-cell>
          <table:table-cell table:style-name="Table1.B1" office:value-type="string">
            <text:p text:style-name="P15"/>
          </table:table-cell>
          <table:table-cell table:style-name="Table1.A1" office:value-type="string">
            <text:p text:style-name="P14">Podpis bodočega imetnika:</text:p>
          </table:table-cell>
          <table:table-cell table:style-name="Table1.D1" office:value-type="string">
            <text:p text:style-name="P15"/>
          </table:table-cell>
        </table:table-row>
      </table:table>
      <text:p text:style-name="P16"><text:variable-set text:name="zahtevek" office:value-type="string"/><text:variable-set text:name="zahtevek" office:value-type="string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Free 3 of 9 Extended" svg:font-family="'Free 3 of 9 Extended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sl" fo:country="SI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mm" fo:margin-right="0mm" fo:text-align="start" style:justify-single-word="false" fo:text-indent="0mm" style:auto-text-indent="false" style:vertical-align="auto"/>
      <style:text-properties fo:font-size="12pt" fo:language="sl" fo:country="SI" style:font-size-asian="12pt" style:language-asian="zh" style:country-asian="CN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Title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text-properties style:font-name="Mangal" style:font-name-asian="Times New Roman" style:font-name-complex="Times New Roman"/>
    </style:style>
    <style:style style:name="caption" style:family="paragraph" style:parent-style-name="Standard">
      <style:paragraph-properties fo:margin-top="2.12mm" fo:margin-bottom="2.12mm" style:contextual-spacing="false"/>
      <style:text-properties fo:font-style="italic" style:font-style-asian="italic" style:font-style-complex="italic"/>
    </style:style>
    <style:style style:name="Index1" style:family="paragraph" style:parent-style-name="Standard"/>
    <style:style style:name="WW-caption" style:family="paragraph" style:parent-style-name="Standard">
      <style:paragraph-properties fo:margin-top="2.12mm" fo:margin-bottom="2.12mm" style:contextual-spacing="false"/>
      <style:text-properties fo:font-style="italic" style:font-style-asian="italic" style:font-style-complex="italic"/>
    </style:style>
    <style:style style:name="WW-Index" style:family="paragraph" style:parent-style-name="Standard"/>
    <style:style style:name="WW-Title" style:family="paragraph" style:parent-style-name="Standard" style:next-style-name="Text_20_body">
      <style:paragraph-properties fo:margin-top="4.23mm" fo:margin-bottom="2.12mm" style:contextual-spacing="false" fo:keep-with-next="always"/>
      <style:text-properties style:font-name="Arial" fo:font-size="14pt" style:font-name-asian="Arial" style:font-size-asian="14pt" style:font-name-complex="Arial" style:font-size-complex="14pt"/>
    </style:style>
    <style:style style:name="WW-caption1" style:family="paragraph" style:parent-style-name="Standard">
      <style:paragraph-properties fo:margin-top="2.12mm" fo:margin-bottom="2.12mm" style:contextual-spacing="false"/>
      <style:text-properties fo:font-style="italic" style:font-style-asian="italic" style:font-style-complex="italic"/>
    </style:style>
    <style:style style:name="WW-Index1" style:family="paragraph" style:parent-style-name="Standard"/>
    <style:style style:name="Default" style:family="paragraph" style:parent-style-name="Standard">
      <style:text-properties fo:color="#000000" style:font-name="Arial" style:font-name-asian="Arial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_20__28_user_29_" style:display-name="Frame contents (user)" style:family="paragraph" style:parent-style-name="Text_20_body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asian="bold" style:font-weight-complex="bold"/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asian="bold" style:font-weight-complex="bold"/>
    </style:style>
    <style:style style:name="Table_20_Contents1" style:display-name="Table Contents1" style:family="paragraph" style:parent-style-name="Standard"/>
    <style:style style:name="Table_20_Heading1" style:display-name="Table Heading1" style:family="paragraph" style:parent-style-name="Table_20_Contents1">
      <style:paragraph-properties fo:text-align="center" style:justify-single-word="false"/>
      <style:text-properties fo:font-weight="bold" style:font-weight-asian="bold" style:font-weight-complex="bold"/>
    </style:style>
    <style:style style:name="Povratni_20_naslov" style:display-name="Povratni naslov" style:family="paragraph" style:parent-style-name="Standard">
      <style:paragraph-properties fo:text-align="center" style:justify-single-word="false" fo:orphans="0" fo:widows="0"/>
      <style:text-properties style:font-name="Arial" fo:font-size="10pt" fo:letter-spacing="-0.05mm" style:font-size-asian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mm" fo:margin-right="0mm" fo:text-indent="0mm" style:auto-text-indent="false" fo:keep-with-next="always"/>
      <style:text-properties style:font-name="Arial" fo:font-size="10pt" fo:font-style="italic" style:font-size-asian="10pt" style:font-style-asian="italic"/>
    </style:style>
    <style:style style:name="Head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Date1" style:family="paragraph" style:parent-style-name="Standard" style:next-style-name="Standard"/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mm" fo:margin-right="0mm" fo:text-align="center" style:justify-single-word="false" fo:text-indent="0mm" style:auto-text-indent="false" fo:keep-with-next="always"/>
      <style:text-properties style:font-name="Arial" fo:font-size="10pt" fo:font-weight="bold" style:font-size-asian="10pt" style:font-weight-asian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mm" fo:margin-right="0mm" fo:margin-top="0mm" fo:margin-bottom="0mm" style:contextual-spacing="false" fo:text-indent="0mm" style:auto-text-indent="false"/>
      <style:text-properties fo:font-size="10pt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WW-Internet_20_link" style:display-name="WW-Internet link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WW-Internet_20_link1" style:display-name="WW-Internet link1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Internet_20_link1" style:display-name="Internet link1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Privzeta_20_pisava_20_odstavka" style:display-name="Privzeta pisava odstavka" style:family="text"/>
    <style:style style:name="Footnote_20_Symbol" style:display-name="Footnote Symbol" style:family="text" style:parent-style-name="Privzeta_20_pisava_20_odstavka">
      <style:text-properties style:text-position="super 58%" style:font-name="Arial"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2.7mm"/>
      </text:list-level-style-number>
      <text:list-level-style-number text:level="2" style:num-suffix="." style:num-format="A" style:num-letter-sync="true">
        <style:list-level-properties text:space-before="12.7mm" text:min-label-width="12.7mm"/>
      </text:list-level-style-number>
      <text:list-level-style-number text:level="3" style:num-suffix="." style:num-format="1">
        <style:list-level-properties text:space-before="25.4mm" text:min-label-width="12.7mm"/>
      </text:list-level-style-number>
      <text:list-level-style-number text:level="4" style:num-suffix=")" style:num-format="a" style:num-letter-sync="true">
        <style:list-level-properties text:space-before="38.1mm" text:min-label-width="12.7mm"/>
      </text:list-level-style-number>
      <text:list-level-style-number text:level="5" style:num-prefix="(" style:num-suffix=")" style:num-format="1">
        <style:list-level-properties text:space-before="50.8mm" text:min-label-width="12.7mm"/>
      </text:list-level-style-number>
      <text:list-level-style-number text:level="6" style:num-prefix="(" style:num-suffix=")" style:num-format="a" style:num-letter-sync="true">
        <style:list-level-properties text:space-before="63.5mm" text:min-label-width="12.7mm"/>
      </text:list-level-style-number>
      <text:list-level-style-number text:level="7" style:num-prefix="(" style:num-suffix=")" style:num-format="i">
        <style:list-level-properties text:space-before="76.2mm" text:min-label-width="12.7mm"/>
      </text:list-level-style-number>
      <text:list-level-style-number text:level="8" style:num-prefix="(" style:num-suffix=")" style:num-format="a" style:num-letter-sync="true">
        <style:list-level-properties text:space-before="88.9mm" text:min-label-width="12.7mm"/>
      </text:list-level-style-number>
      <text:list-level-style-number text:level="9" style:num-prefix="(" style:num-suffix=")" style:num-format="i">
        <style:list-level-properties text:space-before="101.6mm" text:min-label-width="12.7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weight="bold" fo:font-style="italic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page-layout style:name="Mpm1">
      <style:page-layout-properties fo:page-width="210.01mm" fo:page-height="297mm" style:num-format="1" style:print-orientation="portrait" fo:margin-top="10mm" fo:margin-bottom="20mm" fo:margin-left="20mm" fo:margin-right="20mm" fo:border="none" fo:padding="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j</meta:initial-creator>
    <meta:creation-date>2013-08-26T19:49:00</meta:creation-date>
    <dc:date>2013-09-12T12:55:35.476245116</dc:date>
    <meta:generator>LibreOffice/4.1.0.4$Linux_x86 LibreOffice_project/89ea49ddacd9aa532507cbf852f2bb22b1ace28</meta:generator>
    <meta:editing-duration>P4DT9H29M11S</meta:editing-duration>
    <meta:editing-cycles>48</meta:editing-cycles>
    <dc:creator>Andrej 2012-11-07</dc:creator>
    <meta:document-statistic meta:table-count="6" meta:image-count="0" meta:object-count="0" meta:page-count="2" meta:paragraph-count="36" meta:word-count="468" meta:character-count="3385" meta:non-whitespace-character-count="2948"/>
  </office:meta>
</office:document-meta>
</file>